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30">
      <style:paragraph-properties fo:line-height="100%" fo:text-align="left" style:tab-stop-distance="1in" fo:margin-left="0.59375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.59375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none" draw:stroke="solid" svg:stroke-width="0.01042in" svg:stroke-color="#000000" svg:stroke-opacity="100%" draw:stroke-linejoin="miter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.59375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.59375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b2b2b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draw:fill="none" draw:stroke="solid" svg:stroke-width="0.01042in" svg:stroke-color="#000000" svg:stroke-opacity="100%" draw:stroke-linejoin="miter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none" draw:stroke="solid" svg:stroke-width="0.01042in" svg:stroke-color="#000000" svg:stroke-opacity="100%" draw:stroke-linejoin="miter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4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draw:fill="none" draw:stroke="solid" svg:stroke-width="0.01042in" svg:stroke-color="#000000" svg:stroke-opacity="100%" draw:stroke-linejoin="miter"/>
    </style:style>
    <style:style style:family="paragraph" style:name="a8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middle" draw:textarea-horizontal-align="left" draw:fill="solid" draw:fill-color="#0099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middle" draw:textarea-horizontal-align="left" draw:fill="solid" draw:fill-color="#0099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5in" fo:padding-bottom="0.05in" fo:padding-left="0.1in" fo:padding-right="0.1in" draw:textarea-vertical-align="middle" draw:textarea-horizontal-align="left" draw:fill="solid" draw:fill-color="#0099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59375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middle" draw:textarea-horizontal-align="left" draw:fill="solid" draw:fill-color="#0099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middle" draw:textarea-horizontal-align="left" draw:fill="solid" draw:fill-color="#0099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.19618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8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937">
      <text:list-level-style-number text:level="1" style:num-format="">
        <style:list-level-properties text:space-before="0in" text:min-label-width="0.39757in"/>
      </text:list-level-style-number>
      <text:list-level-style-number text:level="2" style:num-format="">
        <style:list-level-properties text:space-before="0.19618in" text:min-label-width="0.39757in"/>
      </text:list-level-style-number>
      <text:list-level-style-number text:level="3" style:num-format="">
        <style:list-level-properties text:space-before="0.60937in" text:min-label-width="0.39757in"/>
      </text:list-level-style-number>
      <text:list-level-style-number text:level="4" style:num-format="">
        <style:list-level-properties text:space-before="1.03819in" text:min-label-width="0.39757in"/>
      </text:list-level-style-number>
      <text:list-level-style-number text:level="5" style:num-format="">
        <style:list-level-properties text:space-before="1.45139in" text:min-label-width="0.39757in"/>
      </text:list-level-style-number>
      <text:list-level-style-number text:level="6" style:num-format="">
        <style:list-level-properties text:space-before="1.95139in" text:min-label-width="0.39757in"/>
      </text:list-level-style-number>
      <text:list-level-style-number text:level="7" style:num-format="">
        <style:list-level-properties text:space-before="2.45139in" text:min-label-width="0.39757in"/>
      </text:list-level-style-number>
      <text:list-level-style-number text:level="8" style:num-format="">
        <style:list-level-properties text:space-before="2.95139in" text:min-label-width="0.39757in"/>
      </text:list-level-style-number>
      <text:list-level-style-number text:level="9" style:num-format="">
        <style:list-level-properties text:space-before="3.45139in" text:min-label-width="0.39757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931in"/>
      </text:list-level-style-number>
      <text:list-level-style-number text:level="3" style:num-format="">
        <style:list-level-properties text:space-before="0.8125in"/>
      </text:list-level-style-number>
      <text:list-level-style-number text:level="4" style:num-format="">
        <style:list-level-properties text:space-before="1.24132in"/>
      </text:list-level-style-number>
      <text:list-level-style-number text:level="5" style:num-format="">
        <style:list-level-properties text:space-before="1.65451in"/>
      </text:list-level-style-number>
      <text:list-level-style-number text:level="6" style:num-format="">
        <style:list-level-properties text:space-before="2.15451in"/>
      </text:list-level-style-number>
      <text:list-level-style-number text:level="7" style:num-format="">
        <style:list-level-properties text:space-before="2.65451in"/>
      </text:list-level-style-number>
      <text:list-level-style-number text:level="8" style:num-format="">
        <style:list-level-properties text:space-before="3.15451in"/>
      </text:list-level-style-number>
      <text:list-level-style-number text:level="9" style:num-format="">
        <style:list-level-properties text:space-before="3.65451in"/>
      </text:list-level-style-number>
    </text:list-style>
    <text:list-style style:name="a760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.00174in" text:min-label-width="0.19444in"/>
      </text:list-level-style-number>
      <text:list-level-style-number text:level="3" style:num-format="">
        <style:list-level-properties text:space-before="0.41493in" text:min-label-width="0.19444in"/>
      </text:list-level-style-number>
      <text:list-level-style-number text:level="4" style:num-format="">
        <style:list-level-properties text:space-before="0.84375in" text:min-label-width="0.19444in"/>
      </text:list-level-style-number>
      <text:list-level-style-number text:level="5" style:num-format="">
        <style:list-level-properties text:space-before="1.25695in" text:min-label-width="0.19444in"/>
      </text:list-level-style-number>
      <text:list-level-style-number text:level="6" style:num-format="">
        <style:list-level-properties text:space-before="1.75695in" text:min-label-width="0.19444in"/>
      </text:list-level-style-number>
      <text:list-level-style-number text:level="7" style:num-format="">
        <style:list-level-properties text:space-before="2.25695in" text:min-label-width="0.19444in"/>
      </text:list-level-style-number>
      <text:list-level-style-number text:level="8" style:num-format="">
        <style:list-level-properties text:space-before="2.75695in" text:min-label-width="0.19444in"/>
      </text:list-level-style-number>
      <text:list-level-style-number text:level="9" style:num-format="">
        <style:list-level-properties text:space-before="3.25695in" text:min-label-width="0.19444in"/>
      </text:list-level-style-number>
    </text:list-style>
    <text:list-style style:name="a92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93">
      <text:list-level-style-number text:level="1" style:num-format="">
        <style:list-level-properties text:space-before="0in" text:min-label-width="0.42708in"/>
      </text:list-level-style-number>
      <text:list-level-style-number text:level="2" style:num-format="">
        <style:list-level-properties text:space-before="0in" text:min-label-width="0.42708in"/>
      </text:list-level-style-number>
      <text:list-level-style-number text:level="3" style:num-format="">
        <style:list-level-properties text:space-before="0.38542in" text:min-label-width="0.42708in"/>
      </text:list-level-style-number>
      <text:list-level-style-number text:level="4" style:num-format="">
        <style:list-level-properties text:space-before="0.81424in" text:min-label-width="0.42708in"/>
      </text:list-level-style-number>
      <text:list-level-style-number text:level="5" style:num-format="">
        <style:list-level-properties text:space-before="1.22743in" text:min-label-width="0.42708in"/>
      </text:list-level-style-number>
      <text:list-level-style-number text:level="6" style:num-format="">
        <style:list-level-properties text:space-before="1.72743in" text:min-label-width="0.42708in"/>
      </text:list-level-style-number>
      <text:list-level-style-number text:level="7" style:num-format="">
        <style:list-level-properties text:space-before="2.22743in" text:min-label-width="0.42708in"/>
      </text:list-level-style-number>
      <text:list-level-style-number text:level="8" style:num-format="">
        <style:list-level-properties text:space-before="2.72743in" text:min-label-width="0.42708in"/>
      </text:list-level-style-number>
      <text:list-level-style-number text:level="9" style:num-format="">
        <style:list-level-properties text:space-before="3.22743in" text:min-label-width="0.42708in"/>
      </text:list-level-style-number>
    </text:list-style>
    <text:list-style style:name="a763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.00174in" text:min-label-width="0.19444in"/>
      </text:list-level-style-number>
      <text:list-level-style-number text:level="3" style:num-format="">
        <style:list-level-properties text:space-before="0.41493in" text:min-label-width="0.19444in"/>
      </text:list-level-style-number>
      <text:list-level-style-number text:level="4" style:num-format="">
        <style:list-level-properties text:space-before="0.84375in" text:min-label-width="0.19444in"/>
      </text:list-level-style-number>
      <text:list-level-style-number text:level="5" style:num-format="">
        <style:list-level-properties text:space-before="1.25695in" text:min-label-width="0.19444in"/>
      </text:list-level-style-number>
      <text:list-level-style-number text:level="6" style:num-format="">
        <style:list-level-properties text:space-before="1.75695in" text:min-label-width="0.19444in"/>
      </text:list-level-style-number>
      <text:list-level-style-number text:level="7" style:num-format="">
        <style:list-level-properties text:space-before="2.25695in" text:min-label-width="0.19444in"/>
      </text:list-level-style-number>
      <text:list-level-style-number text:level="8" style:num-format="">
        <style:list-level-properties text:space-before="2.75695in" text:min-label-width="0.19444in"/>
      </text:list-level-style-number>
      <text:list-level-style-number text:level="9" style:num-format="">
        <style:list-level-properties text:space-before="3.25695in" text:min-label-width="0.19444in"/>
      </text:list-level-style-number>
    </text:list-style>
    <text:list-style style:name="a928">
      <text:list-level-style-number text:level="1" style:num-format="">
        <style:list-level-properties text:space-before="0in" text:min-label-width="0.39757in"/>
      </text:list-level-style-number>
      <text:list-level-style-number text:level="2" style:num-format="">
        <style:list-level-properties text:space-before="0.19618in" text:min-label-width="0.39757in"/>
      </text:list-level-style-number>
      <text:list-level-style-number text:level="3" style:num-format="">
        <style:list-level-properties text:space-before="0.60937in" text:min-label-width="0.39757in"/>
      </text:list-level-style-number>
      <text:list-level-style-number text:level="4" style:num-format="">
        <style:list-level-properties text:space-before="1.03819in" text:min-label-width="0.39757in"/>
      </text:list-level-style-number>
      <text:list-level-style-number text:level="5" style:num-format="">
        <style:list-level-properties text:space-before="1.45139in" text:min-label-width="0.39757in"/>
      </text:list-level-style-number>
      <text:list-level-style-number text:level="6" style:num-format="">
        <style:list-level-properties text:space-before="1.95139in" text:min-label-width="0.39757in"/>
      </text:list-level-style-number>
      <text:list-level-style-number text:level="7" style:num-format="">
        <style:list-level-properties text:space-before="2.45139in" text:min-label-width="0.39757in"/>
      </text:list-level-style-number>
      <text:list-level-style-number text:level="8" style:num-format="">
        <style:list-level-properties text:space-before="2.95139in" text:min-label-width="0.39757in"/>
      </text:list-level-style-number>
      <text:list-level-style-number text:level="9" style:num-format="">
        <style:list-level-properties text:space-before="3.45139in" text:min-label-width="0.39757in"/>
      </text:list-level-style-number>
    </text:list-style>
    <text:list-style style:name="a896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19444in"/>
        <style:text-properties fo:font-size="100%"/>
      </text:list-level-style-bullet>
      <text:list-level-style-bullet text:level="2" text:bullet-char="•">
        <style:list-level-properties text:space-before="0.00174in" text:min-label-width="0.19444in"/>
        <style:text-properties fo:font-size="100%"/>
      </text:list-level-style-bullet>
      <text:list-level-style-bullet text:level="3" text:bullet-char="•">
        <style:list-level-properties text:space-before="0.41493in" text:min-label-width="0.19444in"/>
        <style:text-properties fo:font-size="100%"/>
      </text:list-level-style-bullet>
      <text:list-level-style-bullet text:level="4" text:bullet-char="•">
        <style:list-level-properties text:space-before="0.84375in" text:min-label-width="0.19444in"/>
        <style:text-properties fo:font-size="100%"/>
      </text:list-level-style-bullet>
      <text:list-level-style-bullet text:level="5" text:bullet-char="•">
        <style:list-level-properties text:space-before="1.25695in" text:min-label-width="0.19444in"/>
        <style:text-properties fo:font-size="100%"/>
      </text:list-level-style-bullet>
      <text:list-level-style-bullet text:level="6" text:bullet-char="•">
        <style:list-level-properties text:space-before="1.75695in" text:min-label-width="0.19444in"/>
        <style:text-properties fo:font-size="100%"/>
      </text:list-level-style-bullet>
      <text:list-level-style-bullet text:level="7" text:bullet-char="•">
        <style:list-level-properties text:space-before="2.25695in" text:min-label-width="0.19444in"/>
        <style:text-properties fo:font-size="100%"/>
      </text:list-level-style-bullet>
      <text:list-level-style-bullet text:level="8" text:bullet-char="•">
        <style:list-level-properties text:space-before="2.75695in" text:min-label-width="0.19444in"/>
        <style:text-properties fo:font-size="100%"/>
      </text:list-level-style-bullet>
      <text:list-level-style-bullet text:level="9" text:bullet-char="•">
        <style:list-level-properties text:space-before="3.25695in" text:min-label-width="0.19444in"/>
        <style:text-properties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751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.00174in" text:min-label-width="0.19444in"/>
      </text:list-level-style-number>
      <text:list-level-style-number text:level="3" style:num-format="">
        <style:list-level-properties text:space-before="0.41493in" text:min-label-width="0.19444in"/>
      </text:list-level-style-number>
      <text:list-level-style-number text:level="4" style:num-format="">
        <style:list-level-properties text:space-before="0.84375in" text:min-label-width="0.19444in"/>
      </text:list-level-style-number>
      <text:list-level-style-number text:level="5" style:num-format="">
        <style:list-level-properties text:space-before="1.25695in" text:min-label-width="0.19444in"/>
      </text:list-level-style-number>
      <text:list-level-style-number text:level="6" style:num-format="">
        <style:list-level-properties text:space-before="1.75695in" text:min-label-width="0.19444in"/>
      </text:list-level-style-number>
      <text:list-level-style-number text:level="7" style:num-format="">
        <style:list-level-properties text:space-before="2.25695in" text:min-label-width="0.19444in"/>
      </text:list-level-style-number>
      <text:list-level-style-number text:level="8" style:num-format="">
        <style:list-level-properties text:space-before="2.75695in" text:min-label-width="0.19444in"/>
      </text:list-level-style-number>
      <text:list-level-style-number text:level="9" style:num-format="">
        <style:list-level-properties text:space-before="3.25695in" text:min-label-width="0.19444in"/>
      </text:list-level-style-number>
    </text:list-style>
    <text:list-style style:name="a885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754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.00174in" text:min-label-width="0.19444in"/>
      </text:list-level-style-number>
      <text:list-level-style-number text:level="3" style:num-format="">
        <style:list-level-properties text:space-before="0.41493in" text:min-label-width="0.19444in"/>
      </text:list-level-style-number>
      <text:list-level-style-number text:level="4" style:num-format="">
        <style:list-level-properties text:space-before="0.84375in" text:min-label-width="0.19444in"/>
      </text:list-level-style-number>
      <text:list-level-style-number text:level="5" style:num-format="">
        <style:list-level-properties text:space-before="1.25695in" text:min-label-width="0.19444in"/>
      </text:list-level-style-number>
      <text:list-level-style-number text:level="6" style:num-format="">
        <style:list-level-properties text:space-before="1.75695in" text:min-label-width="0.19444in"/>
      </text:list-level-style-number>
      <text:list-level-style-number text:level="7" style:num-format="">
        <style:list-level-properties text:space-before="2.25695in" text:min-label-width="0.19444in"/>
      </text:list-level-style-number>
      <text:list-level-style-number text:level="8" style:num-format="">
        <style:list-level-properties text:space-before="2.75695in" text:min-label-width="0.19444in"/>
      </text:list-level-style-number>
      <text:list-level-style-number text:level="9" style:num-format="">
        <style:list-level-properties text:space-before="3.25695in" text:min-label-width="0.19444in"/>
      </text:list-level-style-number>
    </text:list-style>
    <text:list-style style:name="a902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757">
      <text:list-level-style-number text:level="1" style:num-format="">
        <style:list-level-properties text:space-before="0in" text:min-label-width="0.19444in"/>
      </text:list-level-style-number>
      <text:list-level-style-number text:level="2" style:num-format="">
        <style:list-level-properties text:space-before="0.00174in" text:min-label-width="0.19444in"/>
      </text:list-level-style-number>
      <text:list-level-style-number text:level="3" style:num-format="">
        <style:list-level-properties text:space-before="0.41493in" text:min-label-width="0.19444in"/>
      </text:list-level-style-number>
      <text:list-level-style-number text:level="4" style:num-format="">
        <style:list-level-properties text:space-before="0.84375in" text:min-label-width="0.19444in"/>
      </text:list-level-style-number>
      <text:list-level-style-number text:level="5" style:num-format="">
        <style:list-level-properties text:space-before="1.25695in" text:min-label-width="0.19444in"/>
      </text:list-level-style-number>
      <text:list-level-style-number text:level="6" style:num-format="">
        <style:list-level-properties text:space-before="1.75695in" text:min-label-width="0.19444in"/>
      </text:list-level-style-number>
      <text:list-level-style-number text:level="7" style:num-format="">
        <style:list-level-properties text:space-before="2.25695in" text:min-label-width="0.19444in"/>
      </text:list-level-style-number>
      <text:list-level-style-number text:level="8" style:num-format="">
        <style:list-level-properties text:space-before="2.75695in" text:min-label-width="0.19444in"/>
      </text:list-level-style-number>
      <text:list-level-style-number text:level="9" style:num-format="">
        <style:list-level-properties text:space-before="3.25695in" text:min-label-width="0.19444in"/>
      </text:list-level-style-number>
    </text:list-style>
    <text:list-style style:name="a87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4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9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7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940">
      <text:list-level-style-number text:level="1" style:num-format="">
        <style:list-level-properties text:space-before="0in" text:min-label-width="0.39757in"/>
      </text:list-level-style-number>
      <text:list-level-style-number text:level="2" style:num-format="">
        <style:list-level-properties text:space-before="0.19618in" text:min-label-width="0.39757in"/>
      </text:list-level-style-number>
      <text:list-level-style-number text:level="3" style:num-format="">
        <style:list-level-properties text:space-before="0.60937in" text:min-label-width="0.39757in"/>
      </text:list-level-style-number>
      <text:list-level-style-number text:level="4" style:num-format="">
        <style:list-level-properties text:space-before="1.03819in" text:min-label-width="0.39757in"/>
      </text:list-level-style-number>
      <text:list-level-style-number text:level="5" style:num-format="">
        <style:list-level-properties text:space-before="1.45139in" text:min-label-width="0.39757in"/>
      </text:list-level-style-number>
      <text:list-level-style-number text:level="6" style:num-format="">
        <style:list-level-properties text:space-before="1.95139in" text:min-label-width="0.39757in"/>
      </text:list-level-style-number>
      <text:list-level-style-number text:level="7" style:num-format="">
        <style:list-level-properties text:space-before="2.45139in" text:min-label-width="0.39757in"/>
      </text:list-level-style-number>
      <text:list-level-style-number text:level="8" style:num-format="">
        <style:list-level-properties text:space-before="2.95139in" text:min-label-width="0.39757in"/>
      </text:list-level-style-number>
      <text:list-level-style-number text:level="9" style:num-format="">
        <style:list-level-properties text:space-before="3.45139in" text:min-label-width="0.39757in"/>
      </text:list-level-style-number>
    </text:list-style>
    <text:list-style style:name="a74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9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4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9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931in"/>
      </text:list-level-style-number>
      <text:list-level-style-number text:level="3" style:num-format="">
        <style:list-level-properties text:space-before="0.8125in"/>
      </text:list-level-style-number>
      <text:list-level-style-number text:level="4" style:num-format="">
        <style:list-level-properties text:space-before="1.24132in"/>
      </text:list-level-style-number>
      <text:list-level-style-number text:level="5" style:num-format="">
        <style:list-level-properties text:space-before="1.65451in"/>
      </text:list-level-style-number>
      <text:list-level-style-number text:level="6" style:num-format="">
        <style:list-level-properties text:space-before="2.15451in"/>
      </text:list-level-style-number>
      <text:list-level-style-number text:level="7" style:num-format="">
        <style:list-level-properties text:space-before="2.65451in"/>
      </text:list-level-style-number>
      <text:list-level-style-number text:level="8" style:num-format="">
        <style:list-level-properties text:space-before="3.15451in"/>
      </text:list-level-style-number>
      <text:list-level-style-number text:level="9" style:num-format="">
        <style:list-level-properties text:space-before="3.65451in"/>
      </text:list-level-style-number>
    </text:list-style>
    <text:list-style style:name="a73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931">
      <text:list-level-style-number text:level="1" style:num-format="">
        <style:list-level-properties text:space-before="0in" text:min-label-width="0.39757in"/>
      </text:list-level-style-number>
      <text:list-level-style-number text:level="2" style:num-format="">
        <style:list-level-properties text:space-before="0.19618in" text:min-label-width="0.39757in"/>
      </text:list-level-style-number>
      <text:list-level-style-number text:level="3" style:num-format="">
        <style:list-level-properties text:space-before="0.60937in" text:min-label-width="0.39757in"/>
      </text:list-level-style-number>
      <text:list-level-style-number text:level="4" style:num-format="">
        <style:list-level-properties text:space-before="1.03819in" text:min-label-width="0.39757in"/>
      </text:list-level-style-number>
      <text:list-level-style-number text:level="5" style:num-format="">
        <style:list-level-properties text:space-before="1.45139in" text:min-label-width="0.39757in"/>
      </text:list-level-style-number>
      <text:list-level-style-number text:level="6" style:num-format="">
        <style:list-level-properties text:space-before="1.95139in" text:min-label-width="0.39757in"/>
      </text:list-level-style-number>
      <text:list-level-style-number text:level="7" style:num-format="">
        <style:list-level-properties text:space-before="2.45139in" text:min-label-width="0.39757in"/>
      </text:list-level-style-number>
      <text:list-level-style-number text:level="8" style:num-format="">
        <style:list-level-properties text:space-before="2.95139in" text:min-label-width="0.39757in"/>
      </text:list-level-style-number>
      <text:list-level-style-number text:level="9" style:num-format="">
        <style:list-level-properties text:space-before="3.45139in" text:min-label-width="0.39757in"/>
      </text:list-level-style-number>
    </text:list-style>
    <text:list-style style:name="a78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80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73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9931in"/>
        <style:text-properties fo:font-size="100%"/>
      </text:list-level-style-bullet>
      <text:list-level-style-bullet text:level="3" text:bullet-char="•">
        <style:list-level-properties text:space-before="0.8125in"/>
        <style:text-properties fo:font-size="100%"/>
      </text:list-level-style-bullet>
      <text:list-level-style-bullet text:level="4" text:bullet-char="•">
        <style:list-level-properties text:space-before="1.24132in"/>
        <style:text-properties fo:font-size="100%"/>
      </text:list-level-style-bullet>
      <text:list-level-style-bullet text:level="5" text:bullet-char="•">
        <style:list-level-properties text:space-before="1.65451in"/>
        <style:text-properties fo:font-size="100%"/>
      </text:list-level-style-bullet>
      <text:list-level-style-bullet text:level="6" text:bullet-char="•">
        <style:list-level-properties text:space-before="2.15451in"/>
        <style:text-properties fo:font-size="100%"/>
      </text:list-level-style-bullet>
      <text:list-level-style-bullet text:level="7" text:bullet-char="•">
        <style:list-level-properties text:space-before="2.65451in"/>
        <style:text-properties fo:font-size="100%"/>
      </text:list-level-style-bullet>
      <text:list-level-style-bullet text:level="8" text:bullet-char="•">
        <style:list-level-properties text:space-before="3.15451in"/>
        <style:text-properties fo:font-size="100%"/>
      </text:list-level-style-bullet>
      <text:list-level-style-bullet text:level="9" text:bullet-char="•">
        <style:list-level-properties text:space-before="3.65451in"/>
        <style:text-properties fo:font-size="100%"/>
      </text:list-level-style-bullet>
    </text:list-style>
    <text:list-style style:name="a934">
      <text:list-level-style-number text:level="1" style:num-format="">
        <style:list-level-properties text:space-before="0in" text:min-label-width="0.39757in"/>
      </text:list-level-style-number>
      <text:list-level-style-number text:level="2" style:num-format="">
        <style:list-level-properties text:space-before="0.19618in" text:min-label-width="0.39757in"/>
      </text:list-level-style-number>
      <text:list-level-style-number text:level="3" style:num-format="">
        <style:list-level-properties text:space-before="0.60937in" text:min-label-width="0.39757in"/>
      </text:list-level-style-number>
      <text:list-level-style-number text:level="4" style:num-format="">
        <style:list-level-properties text:space-before="1.03819in" text:min-label-width="0.39757in"/>
      </text:list-level-style-number>
      <text:list-level-style-number text:level="5" style:num-format="">
        <style:list-level-properties text:space-before="1.45139in" text:min-label-width="0.39757in"/>
      </text:list-level-style-number>
      <text:list-level-style-number text:level="6" style:num-format="">
        <style:list-level-properties text:space-before="1.95139in" text:min-label-width="0.39757in"/>
      </text:list-level-style-number>
      <text:list-level-style-number text:level="7" style:num-format="">
        <style:list-level-properties text:space-before="2.45139in" text:min-label-width="0.39757in"/>
      </text:list-level-style-number>
      <text:list-level-style-number text:level="8" style:num-format="">
        <style:list-level-properties text:space-before="2.95139in" text:min-label-width="0.39757in"/>
      </text:list-level-style-number>
      <text:list-level-style-number text:level="9" style:num-format="">
        <style:list-level-properties text:space-before="3.45139in" text:min-label-width="0.39757in"/>
      </text:list-level-style-number>
    </text:list-style>
  </office:automatic-styles>
  <office:body>
    <office:presentation>
      <draw:page draw:name="Slide1" draw:style-name="a698" draw:master-page-name="Master1-Layout1-title-Title-Slide" presentation:presentation-page-layout-name="Master1-PPL1">
        <draw:frame draw:id="id75" presentation:style-name="a701" draw:name="Rectangle 4" svg:x="1.08333in" svg:y="3.08333in" svg:width="6.33333in" svg:height="2.91667in" presentation:class="title" presentation:placeholder="false">
          <draw:text-box>
            <text:p text:style-name="a700" text:class-names="" text:cond-style-name=""><text:span text:style-name="a699" text:class-names="">Local Public Data Panel<text:line-break/>Transparency Code consultation</text:span></text:p>
          </draw:text-box>
          <svg:desc/>
        </draw:frame>
        <draw:frame draw:id="id76" presentation:style-name="a708" draw:name="Rectangle 5" svg:x="1.08333in" svg:y="6.33333in" svg:width="7.41667in" svg:height="0.58333in" presentation:class="subtitle" presentation:placeholder="false">
          <draw:text-box>
            <text:p text:style-name="a703" text:class-names="" text:cond-style-name=""><text:span text:style-name="a702" text:class-names="">Clare Clark, DCLG</text:span></text:p>
            <text:p text:style-name="a707" text:class-names="" text:cond-style-name=""><text:span text:style-name="a704" text:class-names="">5</text:span><text:span text:style-name="a705" text:class-names="">th</text:span><text:span text:style-name="a706" text:class-names=""> December 2012</text:span></text:p>
          </draw:text-box>
          <svg:desc/>
        </draw:frame>
        <draw:frame draw:id="id77" draw:style-name="a711" draw:name="Footer Placeholder 3" svg:x="0in" svg:y="6.94444in" svg:width="10in" svg:height="0.27778in">
          <draw:text-box>
            <text:p text:style-name="a710" text:class-names="" text:cond-style-name=""><text:span text:style-name="a709" text:class-names="">UNCLASSIFIED</text:span></text:p>
          </draw:text-box>
          <svg:desc/>
        </draw:frame>
        <presentation:notes draw:style-name="a720">
          <draw:page-thumbnail draw:page-number="1" svg:x="1.25in" svg:y="0.75in" svg:width="5in" svg:height="3.75in" presentation:class="page" draw:id="id78" presentation:style-name="a712" draw:name="Slide Image Placeholder 1">
            <svg:desc/>
          </draw:page-thumbnail>
          <draw:frame draw:id="id79" presentation:style-name="a713" draw:name="Notes Placeholder 2" svg:x="1in" svg:y="4.75in" svg:width="5.5in" svg:height="4.5in" presentation:class="notes" presentation:placeholder="true">
            <draw:text-box/>
            <svg:desc/>
          </draw:frame>
          <draw:frame draw:id="id80" draw:style-name="a716" draw:name="Footer Placeholder 3" svg:x="0in" svg:y="9.5in" svg:width="7.5in" svg:height="0.5in">
            <draw:text-box>
              <text:p text:style-name="a715" text:class-names="" text:cond-style-name=""><text:span text:style-name="a714" text:class-names="">UNCLASSIFIED</text:span></text:p>
            </draw:text-box>
            <svg:desc/>
          </draw:frame>
          <draw:frame draw:id="id81" draw:style-name="a719" draw:name="Slide Number Placeholder 4" svg:x="4.25in" svg:y="9.5in" svg:width="3.25in" svg:height="0.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desc/>
          </draw:frame>
        </presentation:notes>
      </draw:page>
      <draw:page draw:name="Slide8" draw:style-name="a721" draw:master-page-name="Master1-Layout2-obj-Title-and-Content" presentation:presentation-page-layout-name="Master1-PPL2">
        <draw:frame draw:id="id82" draw:style-name="a724" draw:name="Slide Number Placeholder 3" svg:x="7.16667in" svg:y="6.83333in" svg:width="2.07465in" svg:height="0.5in">
          <draw:text-box>
            <text:p text:style-name="a723" text:class-names="" text:cond-style-name=""><text:span text:style-name="a722" text:class-names=""><text:page-number style:num-format="1" text:fixed="false"/></text:span></text:p>
          </draw:text-box>
          <svg:desc/>
        </draw:frame>
        <draw:frame draw:id="id83" presentation:style-name="a727" draw:name="Rectangle 2" svg:x="2.91667in" svg:y="0.63715in" svg:width="6.32465in" svg:height="1.02951in" presentation:class="title" presentation:placeholder="false">
          <draw:text-box>
            <text:p text:style-name="a726" text:class-names="" text:cond-style-name=""><text:span text:style-name="a725" text:class-names="">What has happened so far? </text:span></text:p>
          </draw:text-box>
          <svg:desc/>
        </draw:frame>
        <draw:frame draw:id="id84" presentation:style-name="a767" draw:name="Rectangle 3" svg:x="1.04167in" svg:y="2.16667in" svg:width="8.19965in" svg:height="4.5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 Councils responded very positively to publishing £500 spend and other information – within and beyond datasets specified in the Code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 There are several examples of Councils who are at the forefront of transparency – Redbridge, Windsor and Maidenhead, Manchester, Surrey-i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 Local responsiveness and approache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 Innovative uses of Council data: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<text:tab/>- Elmbridge: use of parking data in an app to support town’s businesses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<text:tab/>- Lambeth in Numbers: mapping food-related data to support Food Strategy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<text:tab/>- Bristol: map which shows which streets are wheelchair/ pushchair friendly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<text:tab/>- Lichfield: food safety inspections scores on a map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/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But there is not universal provision of all the data specified in the Code, in a timely way.</text:span></text:p>
                  </text:list-item>
                </text:list>
              </text:list-item>
            </text:list>
          </draw:text-box>
          <svg:desc/>
        </draw:frame>
        <draw:frame draw:id="id85" draw:style-name="a770" draw:name="Footer Placeholder 4" svg:x="0in" svg:y="6.94444in" svg:width="10in" svg:height="0.27778in">
          <draw:text-box>
            <text:p text:style-name="a769" text:class-names="" text:cond-style-name=""><text:span text:style-name="a768" text:class-names="">UNCLASSIFIED</text:span></text:p>
          </draw:text-box>
          <svg:desc/>
        </draw:frame>
        <presentation:notes draw:style-name="a776">
          <draw:frame draw:id="id86" draw:style-name="a773" draw:name="Rectangle 7" svg:x="4.25in" svg:y="9.5in" svg:width="3.25in" svg:height="0.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desc/>
          </draw:frame>
          <draw:page-thumbnail draw:page-number="2" svg:x="1.25in" svg:y="0.75in" svg:width="5in" svg:height="3.75in" presentation:class="page" draw:id="id87" presentation:style-name="a774" draw:name="Rectangle 2">
            <svg:desc/>
          </draw:page-thumbnail>
          <draw:frame draw:id="id88" presentation:style-name="a775" draw:name="Rectangle 3" svg:x="1in" svg:y="4.75in" svg:width="5.5in" svg:height="4.5in" presentation:class="notes" presentation:placeholder="true">
            <draw:text-box/>
            <svg:desc/>
          </draw:frame>
        </presentation:notes>
      </draw:page>
      <draw:page draw:name="Slide7" draw:style-name="a777" draw:master-page-name="Master1-Layout2-obj-Title-and-Content" presentation:presentation-page-layout-name="Master1-PPL2">
        <draw:frame draw:id="id89" draw:style-name="a780" draw:name="Slide Number Placeholder 3" svg:x="7.16667in" svg:y="6.83333in" svg:width="2.07465in" svg:height="0.5in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desc/>
        </draw:frame>
        <draw:frame draw:id="id90" presentation:style-name="a783" draw:name="Rectangle 2" svg:x="2.95313in" svg:y="0.75694in" svg:width="6.32465in" svg:height="1.02951in" presentation:class="title" presentation:placeholder="false">
          <draw:text-box>
            <text:p text:style-name="a782" text:class-names="" text:cond-style-name=""><text:span text:style-name="a781" text:class-names="">Overview of proposed changes</text:span></text:p>
          </draw:text-box>
          <svg:desc/>
        </draw:frame>
        <draw:frame draw:id="id91" presentation:style-name="a811" draw:name="Rectangle 3" svg:x="0.27431in" svg:y="1.70313in" svg:width="5.21875in" svg:height="4.88542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 Ensuring all citizens, up and down the country, have equal access to the data set out in the Code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 Ensuring that there is a minimum standard of access to this data, and when it is made available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 Supporting businesses and promoting efficiency through transparency on contract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 Helping Local Authorities manage their assets strategically, and giving communities and businesses access to assets information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 Clarifying and updating some areas of the Code</text:span></text:p>
              </text:list-item>
            </text:list>
          </draw:text-box>
          <svg:desc/>
        </draw:frame>
        <draw:frame draw:id="id92" draw:style-name="a814" draw:name="Text Box 4" svg:x="5.70833in" svg:y="2.17535in" svg:width="3.70139in" svg:height="0.37847in">
          <draw:text-box>
            <text:p text:style-name="a813" text:class-names="" text:cond-style-name=""><text:span text:style-name="a812" text:class-names="">Regulations</text:span></text:p>
          </draw:text-box>
          <svg:desc/>
        </draw:frame>
        <draw:frame draw:id="id93" draw:style-name="a817" draw:name="Text Box 6" svg:x="5.70833in" svg:y="2.72569in" svg:width="3.70139in" svg:height="1.44792in">
          <draw:text-box>
            <text:p text:style-name="a816" text:class-names="" text:cond-style-name=""><text:span text:style-name="a815" text:class-names="">Publication of contracts over £500, include transparency specifications when services contracted out, use Contracts Finder, datasets to support SMEs</text:span></text:p>
          </draw:text-box>
          <svg:desc/>
        </draw:frame>
        <draw:frame draw:id="id94" draw:style-name="a820" draw:name="Text Box 7" svg:x="5.70833in" svg:y="4.22222in" svg:width="3.70139in" svg:height="0.64583in">
          <draw:text-box>
            <text:p text:style-name="a819" text:class-names="" text:cond-style-name=""><text:span text:style-name="a818" text:class-names="">New Annex on Land and Property Assets</text:span></text:p>
          </draw:text-box>
          <svg:desc/>
        </draw:frame>
        <draw:frame draw:id="id95" draw:style-name="a831" draw:name="Text Box 8" svg:x="5.70833in" svg:y="5.08854in" svg:width="3.70139in" svg:height="2.25in">
          <draw:text-box>
            <text:p text:style-name="a822" text:class-names="" text:cond-style-name=""><text:span text:style-name="a821" text:class-names="">Clarifying datasets, and adding new ones</text:span></text:p>
            <text:p text:style-name="a824" text:class-names="" text:cond-style-name=""><text:span text:style-name="a823" text:class-names="">Helping compliance on inventories</text:span></text:p>
            <text:p text:style-name="a826" text:class-names="" text:cond-style-name=""><text:span text:style-name="a825" text:class-names="">Minimum standards</text:span></text:p>
            <text:p text:style-name="a828" text:class-names="" text:cond-style-name=""><text:span text:style-name="a827" text:class-names="">Timeliness</text:span></text:p>
            <text:p text:style-name="a830" text:class-names="" text:cond-style-name=""><text:span text:style-name="a829" text:class-names="">Fraud Annex</text:span></text:p>
          </draw:text-box>
          <svg:desc/>
        </draw:frame>
        <draw:custom-shape svg:width="0.47222in" svg:height="0.31597in" draw:id="id96" draw:style-name="a834" draw:transform="translate(-0.23611in -0.15799in) rotate(-0.37032) translate(5.47222in 2.01736in)" draw:name="AutoShape 9"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941in" svg:height="0.31424in" draw:id="id97" draw:style-name="a837" draw:transform="translate(-0.19705in -0.15712in) rotate(0.45266) translate(5.51128in 2.56858in)" draw:name="AutoShape 10"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23611in" svg:y="3.43576in" svg:width="0.3941in" svg:height="0.31424in" draw:id="id98" draw:style-name="a840" draw:name="AutoShape 12"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15799in" svg:y="4.45833in" svg:width="0.3941in" svg:height="0.31424in" draw:id="id99" draw:style-name="a843" draw:name="AutoShape 13"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23611in" svg:y="5.16667in" svg:width="0.3941in" svg:height="0.31424in" draw:id="id100" draw:style-name="a846" draw:name="AutoShape 14"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1" draw:style-name="a849" draw:name="Footer Placeholder 13" svg:x="0in" svg:y="6.94444in" svg:width="10in" svg:height="0.27778in">
          <draw:text-box>
            <text:p text:style-name="a848" text:class-names="" text:cond-style-name=""><text:span text:style-name="a847" text:class-names="">UNCLASSIFIED</text:span></text:p>
          </draw:text-box>
          <svg:desc/>
        </draw:frame>
        <presentation:notes draw:style-name="a858">
          <draw:page-thumbnail draw:page-number="3" svg:x="1.25in" svg:y="0.75in" svg:width="5in" svg:height="3.75in" presentation:class="page" draw:id="id102" presentation:style-name="a850" draw:name="Slide Image Placeholder 1">
            <svg:desc/>
          </draw:page-thumbnail>
          <draw:frame draw:id="id103" presentation:style-name="a851" draw:name="Notes Placeholder 2" svg:x="1in" svg:y="4.75in" svg:width="5.5in" svg:height="4.5in" presentation:class="notes" presentation:placeholder="true">
            <draw:text-box/>
            <svg:desc/>
          </draw:frame>
          <draw:frame draw:id="id104" draw:style-name="a854" draw:name="Footer Placeholder 3" svg:x="0in" svg:y="9.5in" svg:width="7.5in" svg:height="0.5in">
            <draw:text-box>
              <text:p text:style-name="a853" text:class-names="" text:cond-style-name=""><text:span text:style-name="a852" text:class-names="">UNCLASSIFIED</text:span></text:p>
            </draw:text-box>
            <svg:desc/>
          </draw:frame>
          <draw:frame draw:id="id105" draw:style-name="a857" draw:name="Slide Number Placeholder 4" svg:x="4.25in" svg:y="9.5in" svg:width="3.25in" svg:height="0.5in">
            <draw:text-box>
              <text:p text:style-name="a856" text:class-names="" text:cond-style-name=""><text:span text:style-name="a855" text:class-names=""><text:page-number style:num-format="1" text:fixed="false"/></text:span></text:p>
            </draw:text-box>
            <svg:desc/>
          </draw:frame>
        </presentation:notes>
      </draw:page>
      <draw:page draw:name="Slide14" draw:style-name="a859" draw:master-page-name="Master1-Layout2-obj-Title-and-Content" presentation:presentation-page-layout-name="Master1-PPL2">
        <draw:frame draw:id="id106" draw:style-name="a862" draw:name="Slide Number Placeholder 3" svg:x="7.16667in" svg:y="6.83333in" svg:width="2.07465in" svg:height="0.5in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desc/>
        </draw:frame>
        <draw:frame draw:id="id107" presentation:style-name="a865" draw:name="Rectangle 2" svg:x="2.91667in" svg:y="0.63715in" svg:width="6.32465in" svg:height="1.02951in" presentation:class="title" presentation:placeholder="false">
          <draw:text-box>
            <text:p text:style-name="a864" text:class-names="" text:cond-style-name=""><text:span text:style-name="a863" text:class-names="">Involving the Panel</text:span></text:p>
          </draw:text-box>
          <svg:desc/>
        </draw:frame>
        <draw:frame draw:id="id108" presentation:style-name="a903" draw:name="Rectangle 3" svg:x="1.04167in" svg:y="1.70313in" svg:width="8.19965in" svg:height="4.96354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6" text:class-names=""> Would the Panel like to submit a written response to the consultation? (Deadline 20</text:span><text:span text:style-name="a867" text:class-names="">th</text:span><text:span text:style-name="a868" text:class-names=""> December). If so, need someone to pull it together.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 Potential areas for Panel member detailed involved in February, after we have analysed consultation responses:</text:span></text:p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p text:style-name="a878" text:class-names="" text:cond-style-name=""><text:span text:style-name="a877" text:class-names="">Contracts (perhaps someone from the procurement sub-group)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p text:style-name="a881" text:class-names="" text:cond-style-name=""><text:span text:style-name="a880" text:class-names="">Standar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Invento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p text:style-name="a892" text:class-names="" text:cond-style-name=""><text:span text:style-name="a889" text:class-names="">We can revisit this at the 5</text:span><text:span text:style-name="a890" text:class-names="">th</text:span><text:span text:style-name="a891" text:class-names=""> February Panel meet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To note: Charlotte Piper has drafted an Annex on Fraud and circulated it to key contacts for comments.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p text:style-name="a901" text:class-names="" text:cond-style-name=""><text:span text:style-name="a90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9" draw:style-name="a906" draw:name="Footer Placeholder 4" svg:x="0in" svg:y="6.94444in" svg:width="10in" svg:height="0.27778in">
          <draw:text-box>
            <text:p text:style-name="a905" text:class-names="" text:cond-style-name=""><text:span text:style-name="a904" text:class-names="">UNCLASSIFIED</text:span></text:p>
          </draw:text-box>
          <svg:desc/>
        </draw:frame>
        <presentation:notes draw:style-name="a915">
          <draw:page-thumbnail draw:page-number="4" svg:x="1.25in" svg:y="0.75in" svg:width="5in" svg:height="3.75in" presentation:class="page" draw:id="id110" presentation:style-name="a907" draw:name="Slide Image Placeholder 1">
            <svg:desc/>
          </draw:page-thumbnail>
          <draw:frame draw:id="id111" presentation:style-name="a908" draw:name="Notes Placeholder 2" svg:x="1in" svg:y="4.75in" svg:width="5.5in" svg:height="4.5in" presentation:class="notes" presentation:placeholder="true">
            <draw:text-box/>
            <svg:desc/>
          </draw:frame>
          <draw:frame draw:id="id112" draw:style-name="a911" draw:name="Footer Placeholder 3" svg:x="0in" svg:y="9.5in" svg:width="7.5in" svg:height="0.5in">
            <draw:text-box>
              <text:p text:style-name="a910" text:class-names="" text:cond-style-name=""><text:span text:style-name="a909" text:class-names="">UNCLASSIFIED</text:span></text:p>
            </draw:text-box>
            <svg:desc/>
          </draw:frame>
          <draw:frame draw:id="id113" draw:style-name="a914" draw:name="Slide Number Placeholder 4" svg:x="4.25in" svg:y="9.5in" svg:width="3.25in" svg:height="0.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desc/>
          </draw:frame>
        </presentation:notes>
      </draw:page>
      <draw:page draw:name="Slide13" draw:style-name="a916" draw:master-page-name="Master1-Layout2-obj-Title-and-Content" presentation:presentation-page-layout-name="Master1-PPL2">
        <draw:frame draw:id="id114" draw:style-name="a919" draw:name="Slide Number Placeholder 3" svg:x="7.16667in" svg:y="6.83333in" svg:width="2.07465in" svg:height="0.5in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desc/>
        </draw:frame>
        <draw:frame draw:id="id115" presentation:style-name="a922" draw:name="Rectangle 2" svg:x="2.91667in" svg:y="0.63715in" svg:width="6.32465in" svg:height="1.02951in" presentation:class="title" presentation:placeholder="false">
          <draw:text-box>
            <text:p text:style-name="a921" text:class-names="" text:cond-style-name=""><text:span text:style-name="a920" text:class-names="">Next steps</text:span></text:p>
          </draw:text-box>
          <svg:desc/>
        </draw:frame>
        <draw:frame draw:id="id116" presentation:style-name="a941" draw:name="Rectangle 3" svg:x="1.04167in" svg:y="2.16667in" svg:width="8.19965in" svg:height="4.5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2"/>Plan: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<text:tab/>- analyse responses in January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<text:tab/>- summarise responses and make initial proposals to Ministers in late January/ early February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<text:tab/>- work on revising the Code thereafter and publish an updated version in Spring/ early Summer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<text:tab/>- any regulations would follow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</draw:text-box>
          <svg:desc/>
        </draw:frame>
        <draw:frame draw:id="id117" draw:style-name="a944" draw:name="Footer Placeholder 4" svg:x="0in" svg:y="6.94444in" svg:width="10in" svg:height="0.27778in">
          <draw:text-box>
            <text:p text:style-name="a943" text:class-names="" text:cond-style-name=""><text:span text:style-name="a942" text:class-names="">UNCLASSIFIED</text:span></text:p>
          </draw:text-box>
          <svg:desc/>
        </draw:frame>
        <presentation:notes draw:style-name="a953">
          <draw:page-thumbnail draw:page-number="5" svg:x="1.25in" svg:y="0.75in" svg:width="5in" svg:height="3.75in" presentation:class="page" draw:id="id118" presentation:style-name="a945" draw:name="Slide Image Placeholder 1">
            <svg:desc/>
          </draw:page-thumbnail>
          <draw:frame draw:id="id119" presentation:style-name="a946" draw:name="Notes Placeholder 2" svg:x="1in" svg:y="4.75in" svg:width="5.5in" svg:height="4.5in" presentation:class="notes" presentation:placeholder="true">
            <draw:text-box/>
            <svg:desc/>
          </draw:frame>
          <draw:frame draw:id="id120" draw:style-name="a949" draw:name="Footer Placeholder 3" svg:x="0in" svg:y="9.5in" svg:width="7.5in" svg:height="0.5in">
            <draw:text-box>
              <text:p text:style-name="a948" text:class-names="" text:cond-style-name=""><text:span text:style-name="a947" text:class-names="">UNCLASSIFIED</text:span></text:p>
            </draw:text-box>
            <svg:desc/>
          </draw:frame>
          <draw:frame draw:id="id121" draw:style-name="a952" draw:name="Slide Number Placeholder 4" svg:x="4.25in" svg:y="9.5in" svg:width="3.25in" svg:height="0.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8333in" svg:y="3.08333in" svg:width="8.16667in" svg:height="2.91667in"/>
      <presentation:placeholder presentation:object="subtitle" svg:x="1.08333in" svg:y="6.33333in" svg:width="7.41667in" svg:height="0.58333in"/>
      <presentation:placeholder presentation:object="footer" svg:x="3.47222in" svg:y="6.94444in" svg:width="2.77778in" svg:height="0.27778in"/>
    </style:presentation-page-layout>
    <style:presentation-page-layout style:name="Master1-PPL2" style:display-name="Title and Content">
      <presentation:placeholder presentation:object="title" svg:x="2.91667in" svg:y="0.63715in" svg:width="6.32465in" svg:height="1.02951in"/>
      <presentation:placeholder presentation:object="object" svg:x="1.04167in" svg:y="2.16667in" svg:width="8.19965in" svg:height="4.5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4" style:display-name="Two Content">
      <presentation:placeholder presentation:object="title" svg:x="2.91667in" svg:y="0.63715in" svg:width="6.32465in" svg:height="1.02951in"/>
      <presentation:placeholder presentation:object="object" svg:x="1.04167in" svg:y="2.16667in" svg:width="4.01563in" svg:height="4.5in"/>
      <presentation:placeholder presentation:object="object" svg:x="5.22396in" svg:y="2.16667in" svg:width="4.01736in" svg:height="4.5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6" style:display-name="Title Only">
      <presentation:placeholder presentation:object="title" svg:x="2.91667in" svg:y="0.63715in" svg:width="6.32465in" svg:height="1.02951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7" style:display-name="Blank"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10" style:display-name="Title and Vertical Text">
      <presentation:placeholder presentation:object="title" svg:x="2.91667in" svg:y="0.63715in" svg:width="6.32465in" svg:height="1.02951in"/>
      <presentation:placeholder presentation:object="outline" svg:x="1.04167in" svg:y="2.16667in" svg:width="8.19965in" svg:height="4.5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presentation-page-layout style:name="Master1-PPL11" style:display-name="Vertical Title and Text">
      <presentation:placeholder presentation:object="title" svg:x="7.19271in" svg:y="0.63715in" svg:width="2.04861in" svg:height="6.02951in"/>
      <presentation:placeholder presentation:object="outline" svg:x="1.04167in" svg:y="0.63715in" svg:width="5.98438in" svg:height="6.02951in"/>
      <presentation:placeholder presentation:object="page-number" svg:x="7.16667in" svg:y="6.83333in" svg:width="2.07465in" svg:height="0.5in"/>
      <presentation:placeholder presentation:object="footer" svg:x="3.47222in" svg:y="6.94444in" svg:width="2.77778in" svg:height="0.27778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miter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 0in 0in 0in)" draw:stroke="none"/>
    </style:style>
    <style:style style:family="text" style:name="a4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042in" svg:stroke-color="#000000" svg:stroke-opacity="100%" draw:stroke-linejoin="miter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 style:parent-style-name="Graphics">
      <style:graphic-properties draw:fill="none" fo:clip="rect(0in 0in 0in 0in)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042in" svg:stroke-color="#000000" svg:stroke-opacity="100%" draw:stroke-linejoin="miter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solid" svg:stroke-width="0.01042in" svg:stroke-color="#000000" svg:stroke-opacity="100%" draw:stroke-linejoin="miter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" style:parent-style-name="Graphics">
      <style:graphic-properties draw:fill="none" fo:clip="rect(0in 0in 0in 0in)" draw:stroke="non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 0in 0in 0in)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draw:fill="none" draw:stroke="solid" svg:stroke-width="0.01042in" svg:stroke-color="#000000" svg:stroke-opacity="100%" draw:stroke-linejoin="miter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042in" svg:stroke-color="#000000" svg:stroke-opacity="100%" draw:stroke-linejoin="miter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 style:parent-style-name="Graphics">
      <style:graphic-properties draw:fill="none" fo:clip="rect(0in 0in 0in 0in)" draw:stroke="non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draw:fill="none" draw:stroke="solid" svg:stroke-width="0.01042in" svg:stroke-color="#000000" svg:stroke-opacity="100%" draw:stroke-linejoin="miter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b2b2b2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fo:clip="rect(0in 0in 0in 0in)" draw:stroke="none"/>
    </style:style>
    <style:style style:family="presentation" style:name="a187">
      <style:graphic-properties draw:fill="none" draw:stroke="solid" svg:stroke-width="0.01042in" svg:stroke-color="#000000" svg:stroke-opacity="100%" draw:stroke-linejoin="miter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 0in 0in 0in)" draw:stroke="none"/>
    </style:style>
    <style:style style:family="text" style:name="a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 0in 0in 0in)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 0in 0in 0in)" draw:stroke="non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 style:parent-style-name="Graphics">
      <style:graphic-properties draw:fill="none" fo:clip="rect(0in 0in 0in 0in)" draw:stroke="non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042in" svg:stroke-color="#000000" svg:stroke-opacity="100%" draw:stroke-linejoin="miter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solid" svg:stroke-width="0.01042in" svg:stroke-color="#000000" svg:stroke-opacity="100%" draw:stroke-linejoin="miter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" style:parent-style-name="Graphics">
      <style:graphic-properties draw:fill="none" fo:clip="rect(0in 0in 0in 0in)" draw:stroke="none"/>
    </style:style>
    <style:style style:family="text" style:name="a21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fo:clip="rect(0in 0in 0in 0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draw:stroke="solid" svg:stroke-width="0.01042in" svg:stroke-color="#000000" svg:stroke-opacity="100%" draw:stroke-linejoin="miter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.39931in" fo:margin-right="0in" fo:text-indent="-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8125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042in" svg:stroke-color="#000000" svg:stroke-opacity="100%" draw:stroke-linejoin="miter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1.24132in" fo:margin-right="0in" fo:text-indent="-0.4270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65451in" fo:margin-right="0in" fo:text-indent="-0.4114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 style:parent-style-name="Graphics">
      <style:graphic-properties draw:fill="none" fo:clip="rect(0in 0in 0in 0in)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4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931in"/>
      </text:list-level-style-number>
      <text:list-level-style-number text:level="3" style:num-format="">
        <style:list-level-properties text:space-before="0.8125in"/>
      </text:list-level-style-number>
      <text:list-level-style-number text:level="4" style:num-format="">
        <style:list-level-properties text:space-before="1.24132in"/>
      </text:list-level-style-number>
      <text:list-level-style-number text:level="5" style:num-format="">
        <style:list-level-properties text:space-before="1.65451in"/>
      </text:list-level-style-number>
      <text:list-level-style-number text:level="6" style:num-format="">
        <style:list-level-properties text:space-before="2.15451in"/>
      </text:list-level-style-number>
      <text:list-level-style-number text:level="7" style:num-format="">
        <style:list-level-properties text:space-before="2.65451in"/>
      </text:list-level-style-number>
      <text:list-level-style-number text:level="8" style:num-format="">
        <style:list-level-properties text:space-before="3.15451in"/>
      </text:list-level-style-number>
      <text:list-level-style-number text:level="9" style:num-format="">
        <style:list-level-properties text:space-before="3.65451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931in"/>
      </text:list-level-style-number>
      <text:list-level-style-number text:level="3" style:num-format="">
        <style:list-level-properties text:space-before="0.8125in"/>
      </text:list-level-style-number>
      <text:list-level-style-number text:level="4" style:num-format="">
        <style:list-level-properties text:space-before="1.24132in"/>
      </text:list-level-style-number>
      <text:list-level-style-number text:level="5" style:num-format="">
        <style:list-level-properties text:space-before="1.65451in"/>
      </text:list-level-style-number>
      <text:list-level-style-number text:level="6" style:num-format="">
        <style:list-level-properties text:space-before="2.15451in"/>
      </text:list-level-style-number>
      <text:list-level-style-number text:level="7" style:num-format="">
        <style:list-level-properties text:space-before="2.65451in"/>
      </text:list-level-style-number>
      <text:list-level-style-number text:level="8" style:num-format="">
        <style:list-level-properties text:space-before="3.15451in"/>
      </text:list-level-style-number>
      <text:list-level-style-number text:level="9" style:num-format="">
        <style:list-level-properties text:space-before="3.65451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931in"/>
      </text:list-level-style-number>
      <text:list-level-style-number text:level="3" style:num-format="">
        <style:list-level-properties text:space-before="0.8125in"/>
      </text:list-level-style-number>
      <text:list-level-style-number text:level="4" style:num-format="">
        <style:list-level-properties text:space-before="1.24132in"/>
      </text:list-level-style-number>
      <text:list-level-style-number text:level="5" style:num-format="">
        <style:list-level-properties text:space-before="1.65451in"/>
      </text:list-level-style-number>
      <text:list-level-style-number text:level="6" style:num-format="">
        <style:list-level-properties text:space-before="2.15451in"/>
      </text:list-level-style-number>
      <text:list-level-style-number text:level="7" style:num-format="">
        <style:list-level-properties text:space-before="2.65451in"/>
      </text:list-level-style-number>
      <text:list-level-style-number text:level="8" style:num-format="">
        <style:list-level-properties text:space-before="3.15451in"/>
      </text:list-level-style-number>
      <text:list-level-style-number text:level="9" style:num-format="">
        <style:list-level-properties text:space-before="3.65451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39757in"/>
        <style:text-properties fo:font-size="100%"/>
      </text:list-level-style-bullet>
      <text:list-level-style-bullet text:level="2" text:bullet-char="•">
        <style:list-level-properties text:space-before="0.00174in" text:min-label-width="0.39757in"/>
        <style:text-properties fo:font-size="100%"/>
      </text:list-level-style-bullet>
      <text:list-level-style-bullet text:level="3" text:bullet-char="•">
        <style:list-level-properties text:space-before="0.41493in" text:min-label-width="0.39757in"/>
        <style:text-properties fo:font-size="100%"/>
      </text:list-level-style-bullet>
      <text:list-level-style-bullet text:level="4" text:bullet-char="•">
        <style:list-level-properties text:space-before="0.84375in" text:min-label-width="0.39757in"/>
        <style:text-properties fo:font-size="100%"/>
      </text:list-level-style-bullet>
      <text:list-level-style-bullet text:level="5" text:bullet-char="•">
        <style:list-level-properties text:space-before="1.25694in" text:min-label-width="0.39757in"/>
        <style:text-properties fo:font-size="100%"/>
      </text:list-level-style-bullet>
      <text:list-level-style-bullet text:level="6" text:bullet-char="•">
        <style:list-level-properties text:space-before="1.75694in" text:min-label-width="0.39757in"/>
        <style:text-properties fo:font-size="100%"/>
      </text:list-level-style-bullet>
      <text:list-level-style-bullet text:level="7" text:bullet-char="•">
        <style:list-level-properties text:space-before="2.25694in" text:min-label-width="0.39757in"/>
        <style:text-properties fo:font-size="100%"/>
      </text:list-level-style-bullet>
      <text:list-level-style-bullet text:level="8" text:bullet-char="•">
        <style:list-level-properties text:space-before="2.75694in" text:min-label-width="0.39757in"/>
        <style:text-properties fo:font-size="100%"/>
      </text:list-level-style-bullet>
      <text:list-level-style-bullet text:level="9" text:bullet-char="•">
        <style:list-level-properties text:space-before="3.25694in" text:min-label-width="0.39757in"/>
        <style:text-properties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41146in"/>
        <style:text-properties fo:font-size="100%"/>
      </text:list-level-style-bullet>
      <text:list-level-style-bullet text:level="2" text:bullet-char="•">
        <style:list-level-properties text:space-before="0in" text:min-label-width="0.41146in"/>
        <style:text-properties fo:font-size="100%"/>
      </text:list-level-style-bullet>
      <text:list-level-style-bullet text:level="3" text:bullet-char="•">
        <style:list-level-properties text:space-before="0.40104in" text:min-label-width="0.41146in"/>
        <style:text-properties fo:font-size="100%"/>
      </text:list-level-style-bullet>
      <text:list-level-style-bullet text:level="4" text:bullet-char="•">
        <style:list-level-properties text:space-before="0.82986in" text:min-label-width="0.41146in"/>
        <style:text-properties fo:font-size="100%"/>
      </text:list-level-style-bullet>
      <text:list-level-style-bullet text:level="5" text:bullet-char="•">
        <style:list-level-properties text:space-before="1.24306in" text:min-label-width="0.41146in"/>
        <style:text-properties fo:font-size="100%"/>
      </text:list-level-style-bullet>
      <text:list-level-style-bullet text:level="6" text:bullet-char="•">
        <style:list-level-properties text:space-before="1.74306in" text:min-label-width="0.41146in"/>
        <style:text-properties fo:font-size="100%"/>
      </text:list-level-style-bullet>
      <text:list-level-style-bullet text:level="7" text:bullet-char="•">
        <style:list-level-properties text:space-before="2.24306in" text:min-label-width="0.41146in"/>
        <style:text-properties fo:font-size="100%"/>
      </text:list-level-style-bullet>
      <text:list-level-style-bullet text:level="8" text:bullet-char="•">
        <style:list-level-properties text:space-before="2.74306in" text:min-label-width="0.41146in"/>
        <style:text-properties fo:font-size="100%"/>
      </text:list-level-style-bullet>
      <text:list-level-style-bullet text:level="9" text:bullet-char="•">
        <style:list-level-properties text:space-before="3.24306in" text:min-label-width="0.41146in"/>
        <style:text-properties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42708in"/>
        <style:text-properties fo:font-size="100%"/>
      </text:list-level-style-bullet>
      <text:list-level-style-bullet text:level="2" text:bullet-char="•">
        <style:list-level-properties text:space-before="0in" text:min-label-width="0.42708in"/>
        <style:text-properties fo:font-size="100%"/>
      </text:list-level-style-bullet>
      <text:list-level-style-bullet text:level="3" text:bullet-char="•">
        <style:list-level-properties text:space-before="0.38542in" text:min-label-width="0.42708in"/>
        <style:text-properties fo:font-size="100%"/>
      </text:list-level-style-bullet>
      <text:list-level-style-bullet text:level="4" text:bullet-char="•">
        <style:list-level-properties text:space-before="0.81424in" text:min-label-width="0.42708in"/>
        <style:text-properties fo:font-size="100%"/>
      </text:list-level-style-bullet>
      <text:list-level-style-bullet text:level="5" text:bullet-char="•">
        <style:list-level-properties text:space-before="1.22743in" text:min-label-width="0.42708in"/>
        <style:text-properties fo:font-size="100%"/>
      </text:list-level-style-bullet>
      <text:list-level-style-bullet text:level="6" text:bullet-char="•">
        <style:list-level-properties text:space-before="1.72743in" text:min-label-width="0.42708in"/>
        <style:text-properties fo:font-size="100%"/>
      </text:list-level-style-bullet>
      <text:list-level-style-bullet text:level="7" text:bullet-char="•">
        <style:list-level-properties text:space-before="2.22743in" text:min-label-width="0.42708in"/>
        <style:text-properties fo:font-size="100%"/>
      </text:list-level-style-bullet>
      <text:list-level-style-bullet text:level="8" text:bullet-char="•">
        <style:list-level-properties text:space-before="2.72743in" text:min-label-width="0.42708in"/>
        <style:text-properties fo:font-size="100%"/>
      </text:list-level-style-bullet>
      <text:list-level-style-bullet text:level="9" text:bullet-char="•">
        <style:list-level-properties text:space-before="3.22743in" text:min-label-width="0.42708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CLG_Powerpoint-template" style:page-layout-name="pageLayout1" draw:style-name="a0">
      <draw:frame draw:id="id0" presentation:style-name="a3" draw:name="Rectangle 2" svg:x="2.91667in" svg:y="0.63715in" svg:width="6.32465in" svg:height="1.0295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1" presentation:style-name="a19" draw:name="Rectangle 3" svg:x="1.04167in" svg:y="2.16667in" svg:width="8.19965in" svg:height="4.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2" draw:name="Rectangle 6" svg:x="7.16667in" svg:y="6.83333in" svg:width="2.07465in" svg:height="0.5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desc/>
      </draw:frame>
      <draw:frame draw:id="id3" draw:style-name="a23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4" presentation:style-name="a27" draw:name="Footer Placeholder 5" svg:x="3.47222in" svg:y="6.94444in" svg:width="2.77778in" svg:height="0.27778in" presentation:class="footer" presentation:placeholder="false">
        <draw:text-box>
          <text:p text:style-name="a26" text:class-names="" text:cond-style-name=""><text:span text:style-name="a24" text:class-names="">UNCLASSIFIED</text:span><text:span text:style-name="a25" text:class-names=""/></text:p>
        </draw:text-box>
        <svg:desc/>
      </draw:frame>
      <presentation:notes style:page-layout-name="pageLayout2" draw:style-name="a57">
        <draw:frame draw:id="id5" presentation:style-name="a30" draw:name="Rectangle 2" svg:x="0in" svg:y="0in" svg:width="3.25in" svg:height="0.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desc/>
        </draw:frame>
        <draw:frame draw:id="id6" presentation:style-name="a33" draw:name="Rectangle 3" svg:x="4.25in" svg:y="0in" svg:width="3.25in" svg:height="0.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desc/>
        </draw:frame>
        <draw:page-thumbnail svg:x="1.25in" svg:y="0.75in" svg:width="5in" svg:height="3.75in" presentation:class="page" draw:id="id7" presentation:style-name="a34" draw:name="Rectangle 4">
          <svg:desc/>
        </draw:page-thumbnail>
        <draw:frame draw:id="id8" presentation:style-name="a49" draw:name="Rectangle 5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>Click to edit Master text styles</text:span></text:p>
            <text:list text:style-name="a39">
              <text:list-item>
                <text:list text:style-name="a39">
                  <text:list-item>
                    <text:p text:style-name="a38" text:class-names="" text:cond-style-name=""><text:span text:style-name="a37" text:class-names="">Second level</text:span></text:p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p text:style-name="a41" text:class-names="" text:cond-style-name=""><text:span text:style-name="a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list text:style-name="a45">
                          <text:list-item>
                            <text:p text:style-name="a44" text:class-names="" text:cond-style-name=""><text:span text:style-name="a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list text:style-name="a48">
                              <text:list-item>
                                <text:p text:style-name="a47" text:class-names="" text:cond-style-name=""><text:span text:style-name="a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3" draw:name="Rectangle 6" svg:x="0in" svg:y="9.5in" svg:width="3.25in" svg:height="0.5in" presentation:class="footer" presentation:placeholder="false">
          <draw:text-box>
            <text:p text:style-name="a52" text:class-names="" text:cond-style-name=""><text:span text:style-name="a50" text:class-names="">UNCLASSIFIED</text:span><text:span text:style-name="a51" text:class-names=""/></text:p>
          </draw:text-box>
          <svg:desc/>
        </draw:frame>
        <draw:frame draw:id="id10" presentation:style-name="a56" draw:name="Rectangle 7" svg:x="4.25in" svg:y="9.5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58">
      <draw:custom-shape svg:x="0in" svg:y="0in" svg:width="10in" svg:height="7.5in" draw:id="id11" draw:style-name="a61" draw:name="Rectangle 7"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draw:style-name="a62" draw:name="Picture 6" svg:x="0in" svg:y="1.5in" svg:width="10in" svg:height="6in" style:rel-width="scale" style:rel-height="scale">
        <draw:image xlink:href="media/image2.jpeg" xlink:type="simple" xlink:show="embed" xlink:actuate="onLoad"/>
        <svg:desc>background1</svg:desc>
      </draw:frame>
      <draw:frame draw:id="id13" presentation:style-name="a65" draw:name="Rectangle 2" svg:x="1.08333in" svg:y="3.08333in" svg:width="8.16667in" svg:height="2.91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desc/>
      </draw:frame>
      <draw:frame draw:id="id14" presentation:style-name="a68" draw:name="Rectangle 3" svg:x="1.08333in" svg:y="6.33333in" svg:width="7.41667in" svg:height="0.58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desc/>
      </draw:frame>
      <draw:frame draw:id="id15" draw:style-name="a69" draw:name="Picture 8" svg:x="7.0434in" svg:y="0.57118in" svg:width="2.44097in" svg:height="0.40972in" style:rel-width="scale" style:rel-height="scale">
        <draw:image xlink:href="media/image3.png" xlink:type="simple" xlink:show="embed" xlink:actuate="onLoad"/>
        <svg:desc>strapline</svg:desc>
      </draw:frame>
      <draw:frame draw:id="id16" draw:style-name="a70" draw:name="Picture 10" svg:x="0.19618in" svg:y="0.2066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17" presentation:style-name="a74" draw:name="Footer Placeholder 7" svg:x="3.47222in" svg:y="6.94444in" svg:width="2.77778in" svg:height="0.27778in" presentation:class="footer" presentation:placeholder="false">
        <draw:text-box>
          <text:p text:style-name="a73" text:class-names="" text:cond-style-name=""><text:span text:style-name="a71" text:class-names="">UNCLASSIFIED</text:span><text:span text:style-name="a72" text:class-names=""/></text:p>
        </draw:text-box>
        <svg:desc/>
      </draw:frame>
      <presentation:notes style:page-layout-name="pageLayout2" draw:style-name="a104">
        <draw:frame draw:id="id5" presentation:style-name="a77" draw:name="Rectangle 2" svg:x="0in" svg:y="0in" svg:width="3.25in" svg:height="0.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6" presentation:style-name="a80" draw:name="Rectangle 3" svg:x="4.25in" svg:y="0in" svg:width="3.25in" svg:height="0.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page-thumbnail svg:x="1.25in" svg:y="0.75in" svg:width="5in" svg:height="3.75in" presentation:class="page" draw:id="id7" presentation:style-name="a81" draw:name="Rectangle 4">
          <svg:desc/>
        </draw:page-thumbnail>
        <draw:frame draw:id="id8" presentation:style-name="a96" draw:name="Rectangle 5" svg:x="1in" svg:y="4.75in" svg:width="5.5in" svg:height="4.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0" draw:name="Rectangle 6" svg:x="0in" svg:y="9.5in" svg:width="3.25in" svg:height="0.5in" presentation:class="footer" presentation:placeholder="false">
          <draw:text-box>
            <text:p text:style-name="a99" text:class-names="" text:cond-style-name=""><text:span text:style-name="a97" text:class-names="">UNCLASSIFIED</text:span><text:span text:style-name="a98" text:class-names=""/></text:p>
          </draw:text-box>
          <svg:desc/>
        </draw:frame>
        <draw:frame draw:id="id10" presentation:style-name="a103" draw:name="Rectangle 7" svg:x="4.25in" svg:y="9.5in" svg:width="3.25in" svg:height="0.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105">
      <draw:frame draw:id="id18" draw:layer="Master1-bg" draw:style-name="a106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19" presentation:style-name="a110" draw:name="Title 1" svg:x="2.91667in" svg:y="0.63715in" svg:width="6.32465in" svg:height="1.02951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desc/>
      </draw:frame>
      <draw:frame draw:id="id20" presentation:style-name="a126" draw:name="Content Placeholder 2" svg:x="1.04167in" svg:y="2.16667in" svg:width="8.19965in" svg:height="4.5in" presentation:class="object" presentation:placeholder="false">
        <draw:text-box>
          <text:p text:style-name="a112" text:class-names="" text:cond-style-name=""><text:span text:style-name="a111" text:class-names="">Click to edit Master text styles</text:span></text:p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cond le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ifth level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1" presentation:style-name="a129" draw:name="Slide Number Placeholder 3" svg:x="7.16667in" svg:y="6.83333in" svg:width="2.07465in" svg:height="0.5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desc/>
      </draw:frame>
      <draw:frame draw:id="id22" presentation:style-name="a133" draw:name="Footer Placeholder 4" svg:x="3.47222in" svg:y="6.94444in" svg:width="2.77778in" svg:height="0.27778in" presentation:class="footer" presentation:placeholder="false">
        <draw:text-box>
          <text:p text:style-name="a132" text:class-names="" text:cond-style-name=""><text:span text:style-name="a130" text:class-names="">UNCLASSIFIED</text:span><text:span text:style-name="a131" text:class-names=""/></text:p>
        </draw:text-box>
        <svg:desc/>
      </draw:frame>
      <presentation:notes style:page-layout-name="pageLayout2" draw:style-name="a163">
        <draw:frame draw:id="id5" presentation:style-name="a136" draw:name="Rectangle 2" svg:x="0in" svg:y="0in" svg:width="3.25in" svg:height="0.5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desc/>
        </draw:frame>
        <draw:frame draw:id="id6" presentation:style-name="a139" draw:name="Rectangle 3" svg:x="4.25in" svg:y="0in" svg:width="3.25in" svg:height="0.5in" presentation:class="date-time" presentation:placeholder="false">
          <draw:text-box>
            <text:p text:style-name="a138" text:class-names="" text:cond-style-name=""><text:span text:style-name="a137" text:class-names=""/></text:p>
          </draw:text-box>
          <svg:desc/>
        </draw:frame>
        <draw:page-thumbnail svg:x="1.25in" svg:y="0.75in" svg:width="5in" svg:height="3.75in" presentation:class="page" draw:id="id7" presentation:style-name="a140" draw:name="Rectangle 4">
          <svg:desc/>
        </draw:page-thumbnail>
        <draw:frame draw:id="id8" presentation:style-name="a155" draw:name="Rectangle 5" svg:x="1in" svg:y="4.75in" svg:width="5.5in" svg:height="4.5in" presentation:class="notes" presentation:placeholder="false">
          <draw:text-box>
            <text:p text:style-name="a142" text:class-names="" text:cond-style-name=""><text:span text:style-name="a141" text:class-names="">Click to edit Master text styles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Second level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59" draw:name="Rectangle 6" svg:x="0in" svg:y="9.5in" svg:width="3.25in" svg:height="0.5in" presentation:class="footer" presentation:placeholder="false">
          <draw:text-box>
            <text:p text:style-name="a158" text:class-names="" text:cond-style-name=""><text:span text:style-name="a156" text:class-names="">UNCLASSIFIED</text:span><text:span text:style-name="a157" text:class-names=""/></text:p>
          </draw:text-box>
          <svg:desc/>
        </draw:frame>
        <draw:frame draw:id="id10" presentation:style-name="a162" draw:name="Rectangle 7" svg:x="4.25in" svg:y="9.5in" svg:width="3.25in" svg:height="0.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64">
      <draw:frame draw:id="id23" draw:layer="Master1-bg" draw:style-name="a165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24" presentation:style-name="a169" draw:name="Title 1" svg:x="0.78993in" svg:y="4.81944in" svg:width="8.5in" svg:height="1.48958in" presentation:class="title" presentation:placeholder="false">
        <draw:text-box>
          <text:p text:style-name="a168" text:class-names="" text:cond-style-name=""><text:span text:style-name="a166" text:class-names="">Click to edit Master title style</text:span><text:span text:style-name="a167" text:class-names=""/></text:p>
        </draw:text-box>
        <svg:desc/>
      </draw:frame>
      <draw:frame draw:id="id25" presentation:style-name="a173" draw:name="Text Placeholder 2" svg:x="0.78993in" svg:y="3.17882in" svg:width="8.5in" svg:height="1.64062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desc/>
      </draw:frame>
      <draw:frame draw:id="id26" presentation:style-name="a176" draw:name="Slide Number Placeholder 3" svg:x="7.16667in" svg:y="6.83333in" svg:width="2.07465in" svg:height="0.5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desc/>
      </draw:frame>
      <draw:frame draw:id="id27" presentation:style-name="a180" draw:name="Footer Placeholder 4" svg:x="3.47222in" svg:y="6.94444in" svg:width="2.77778in" svg:height="0.27778in" presentation:class="footer" presentation:placeholder="false">
        <draw:text-box>
          <text:p text:style-name="a179" text:class-names="" text:cond-style-name=""><text:span text:style-name="a177" text:class-names="">UNCLASSIFIED</text:span><text:span text:style-name="a178" text:class-names=""/></text:p>
        </draw:text-box>
        <svg:desc/>
      </draw:frame>
      <presentation:notes style:page-layout-name="pageLayout2" draw:style-name="a210">
        <draw:frame draw:id="id5" presentation:style-name="a183" draw:name="Rectangle 2" svg:x="0in" svg:y="0in" svg:width="3.25in" svg:height="0.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desc/>
        </draw:frame>
        <draw:frame draw:id="id6" presentation:style-name="a186" draw:name="Rectangle 3" svg:x="4.25in" svg:y="0in" svg:width="3.25in" svg:height="0.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page-thumbnail svg:x="1.25in" svg:y="0.75in" svg:width="5in" svg:height="3.75in" presentation:class="page" draw:id="id7" presentation:style-name="a187" draw:name="Rectangle 4">
          <svg:desc/>
        </draw:page-thumbnail>
        <draw:frame draw:id="id8" presentation:style-name="a202" draw:name="Rectangle 5" svg:x="1in" svg:y="4.75in" svg:width="5.5in" svg:height="4.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06" draw:name="Rectangle 6" svg:x="0in" svg:y="9.5in" svg:width="3.25in" svg:height="0.5in" presentation:class="footer" presentation:placeholder="false">
          <draw:text-box>
            <text:p text:style-name="a205" text:class-names="" text:cond-style-name=""><text:span text:style-name="a203" text:class-names="">UNCLASSIFIED</text:span><text:span text:style-name="a204" text:class-names=""/></text:p>
          </draw:text-box>
          <svg:desc/>
        </draw:frame>
        <draw:frame draw:id="id10" presentation:style-name="a209" draw:name="Rectangle 7" svg:x="4.25in" svg:y="9.5in" svg:width="3.25in" svg:height="0.5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211">
      <draw:frame draw:id="id28" draw:layer="Master1-bg" draw:style-name="a212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29" presentation:style-name="a216" draw:name="Title 1" svg:x="2.91667in" svg:y="0.63715in" svg:width="6.32465in" svg:height="1.02951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desc/>
      </draw:frame>
      <draw:frame draw:id="id30" presentation:style-name="a232" draw:name="Content Placeholder 2" svg:x="1.04167in" svg:y="2.16667in" svg:width="4.01563in" svg:height="4.5in" presentation:class="object" presentation:placeholder="false">
        <draw:text-box>
          <text:p text:style-name="a218" text:class-names="" text:cond-style-name=""><text:span text:style-name="a217" text:class-names="">Click to edit Master text styles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48" draw:name="Content Placeholder 3" svg:x="5.22396in" svg:y="2.16667in" svg:width="4.01736in" svg:height="4.5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2" presentation:style-name="a251" draw:name="Slide Number Placeholder 4" svg:x="7.16667in" svg:y="6.83333in" svg:width="2.07465in" svg:height="0.5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desc/>
      </draw:frame>
      <draw:frame draw:id="id33" presentation:style-name="a255" draw:name="Footer Placeholder 5" svg:x="3.47222in" svg:y="6.94444in" svg:width="2.77778in" svg:height="0.27778in" presentation:class="footer" presentation:placeholder="false">
        <draw:text-box>
          <text:p text:style-name="a254" text:class-names="" text:cond-style-name=""><text:span text:style-name="a252" text:class-names="">UNCLASSIFIED</text:span><text:span text:style-name="a253" text:class-names=""/></text:p>
        </draw:text-box>
        <svg:desc/>
      </draw:frame>
      <presentation:notes style:page-layout-name="pageLayout2" draw:style-name="a285">
        <draw:frame draw:id="id5" presentation:style-name="a258" draw:name="Rectangle 2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desc/>
        </draw:frame>
        <draw:frame draw:id="id6" presentation:style-name="a261" draw:name="Rectangle 3" svg:x="4.25in" svg:y="0in" svg:width="3.25in" svg:height="0.5in" presentation:class="date-time" presentation:placeholder="false">
          <draw:text-box>
            <text:p text:style-name="a260" text:class-names="" text:cond-style-name=""><text:span text:style-name="a259" text:class-names=""/></text:p>
          </draw:text-box>
          <svg:desc/>
        </draw:frame>
        <draw:page-thumbnail svg:x="1.25in" svg:y="0.75in" svg:width="5in" svg:height="3.75in" presentation:class="page" draw:id="id7" presentation:style-name="a262" draw:name="Rectangle 4">
          <svg:desc/>
        </draw:page-thumbnail>
        <draw:frame draw:id="id8" presentation:style-name="a277" draw:name="Rectangle 5" svg:x="1in" svg:y="4.75in" svg:width="5.5in" svg:height="4.5in" presentation:class="notes" presentation:placeholder="false">
          <draw:text-box>
            <text:p text:style-name="a264" text:class-names="" text:cond-style-name=""><text:span text:style-name="a263" text:class-names="">Click to edit Master text styles</text:span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 level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list text:style-name="a276">
                              <text:list-item>
                                <text:p text:style-name="a275" text:class-names="" text:cond-style-name=""><text:span text:style-name="a2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81" draw:name="Rectangle 6" svg:x="0in" svg:y="9.5in" svg:width="3.25in" svg:height="0.5in" presentation:class="footer" presentation:placeholder="false">
          <draw:text-box>
            <text:p text:style-name="a280" text:class-names="" text:cond-style-name=""><text:span text:style-name="a278" text:class-names="">UNCLASSIFIED</text:span><text:span text:style-name="a279" text:class-names=""/></text:p>
          </draw:text-box>
          <svg:desc/>
        </draw:frame>
        <draw:frame draw:id="id10" presentation:style-name="a284" draw:name="Rectangle 7" svg:x="4.25in" svg:y="9.5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86">
      <draw:frame draw:id="id34" draw:layer="Master1-bg" draw:style-name="a287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35" presentation:style-name="a291" draw:name="Title 1" svg:x="0.5in" svg:y="0.30035in" svg:width="9in" svg:height="1.25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desc/>
      </draw:frame>
      <draw:frame draw:id="id36" presentation:style-name="a295" draw:name="Text Placeholder 2" svg:x="0.5in" svg:y="1.67882in" svg:width="4.4184in" svg:height="0.69965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desc/>
      </draw:frame>
      <draw:frame draw:id="id37" presentation:style-name="a311" draw:name="Content Placeholder 3" svg:x="0.5in" svg:y="2.37847in" svg:width="4.4184in" svg:height="4.32118in" presentation:class="object" presentation:placeholder="false">
        <draw:text-box>
          <text:p text:style-name="a297" text:class-names="" text:cond-style-name=""><text:span text:style-name="a296" text:class-names="">Click to edit Master text styles</text:span></text:p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315" draw:name="Text Placeholder 4" svg:x="5.07986in" svg:y="1.67882in" svg:width="4.42014in" svg:height="0.6996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</draw:text-box>
        <svg:desc/>
      </draw:frame>
      <draw:frame draw:id="id39" presentation:style-name="a331" draw:name="Content Placeholder 5" svg:x="5.07986in" svg:y="2.37847in" svg:width="4.42014in" svg:height="4.32118in" presentation:class="object" presentation:placeholder="false">
        <draw:text-box>
          <text:p text:style-name="a317" text:class-names="" text:cond-style-name=""><text:span text:style-name="a316" text:class-names="">Click to edit Master text styles</text:span></text:p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0" presentation:style-name="a334" draw:name="Slide Number Placeholder 6" svg:x="7.16667in" svg:y="6.83333in" svg:width="2.07465in" svg:height="0.5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  <draw:frame draw:id="id41" presentation:style-name="a338" draw:name="Footer Placeholder 7" svg:x="3.47222in" svg:y="6.94444in" svg:width="2.77778in" svg:height="0.27778in" presentation:class="footer" presentation:placeholder="false">
        <draw:text-box>
          <text:p text:style-name="a337" text:class-names="" text:cond-style-name=""><text:span text:style-name="a335" text:class-names="">UNCLASSIFIED</text:span><text:span text:style-name="a336" text:class-names=""/></text:p>
        </draw:text-box>
        <svg:desc/>
      </draw:frame>
      <presentation:notes style:page-layout-name="pageLayout2" draw:style-name="a368">
        <draw:frame draw:id="id5" presentation:style-name="a341" draw:name="Rectangle 2" svg:x="0in" svg:y="0in" svg:width="3.25in" svg:height="0.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desc/>
        </draw:frame>
        <draw:frame draw:id="id6" presentation:style-name="a344" draw:name="Rectangle 3" svg:x="4.25in" svg:y="0in" svg:width="3.25in" svg:height="0.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page-thumbnail svg:x="1.25in" svg:y="0.75in" svg:width="5in" svg:height="3.75in" presentation:class="page" draw:id="id7" presentation:style-name="a345" draw:name="Rectangle 4">
          <svg:desc/>
        </draw:page-thumbnail>
        <draw:frame draw:id="id8" presentation:style-name="a360" draw:name="Rectangle 5" svg:x="1in" svg:y="4.75in" svg:width="5.5in" svg:height="4.5in" presentation:class="notes" presentation:placeholder="false">
          <draw:text-box>
            <text:p text:style-name="a347" text:class-names="" text:cond-style-name=""><text:span text:style-name="a346" text:class-names="">Click to edit Master text styles</text:span></text:p>
            <text:list text:style-name="a350">
              <text:list-item>
                <text:list text:style-name="a350">
                  <text:list-item>
                    <text:p text:style-name="a349" text:class-names="" text:cond-style-name=""><text:span text:style-name="a348" text:class-names="">Second level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p text:style-name="a352" text:class-names="" text:cond-style-name=""><text:span text:style-name="a3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p text:style-name="a355" text:class-names="" text:cond-style-name=""><text:span text:style-name="a3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64" draw:name="Rectangle 6" svg:x="0in" svg:y="9.5in" svg:width="3.25in" svg:height="0.5in" presentation:class="footer" presentation:placeholder="false">
          <draw:text-box>
            <text:p text:style-name="a363" text:class-names="" text:cond-style-name=""><text:span text:style-name="a361" text:class-names="">UNCLASSIFIED</text:span><text:span text:style-name="a362" text:class-names=""/></text:p>
          </draw:text-box>
          <svg:desc/>
        </draw:frame>
        <draw:frame draw:id="id10" presentation:style-name="a367" draw:name="Rectangle 7" svg:x="4.25in" svg:y="9.5in" svg:width="3.25in" svg:height="0.5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69">
      <draw:frame draw:id="id42" draw:layer="Master1-bg" draw:style-name="a370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43" presentation:style-name="a374" draw:name="Title 1" svg:x="2.91667in" svg:y="0.63715in" svg:width="6.32465in" svg:height="1.02951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desc/>
      </draw:frame>
      <draw:frame draw:id="id44" presentation:style-name="a377" draw:name="Slide Number Placeholder 2" svg:x="7.16667in" svg:y="6.83333in" svg:width="2.07465in" svg:height="0.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desc/>
      </draw:frame>
      <draw:frame draw:id="id45" presentation:style-name="a381" draw:name="Footer Placeholder 3" svg:x="3.47222in" svg:y="6.94444in" svg:width="2.77778in" svg:height="0.27778in" presentation:class="footer" presentation:placeholder="false">
        <draw:text-box>
          <text:p text:style-name="a380" text:class-names="" text:cond-style-name=""><text:span text:style-name="a378" text:class-names="">UNCLASSIFIED</text:span><text:span text:style-name="a379" text:class-names=""/></text:p>
        </draw:text-box>
        <svg:desc/>
      </draw:frame>
      <presentation:notes style:page-layout-name="pageLayout2" draw:style-name="a411">
        <draw:frame draw:id="id5" presentation:style-name="a384" draw:name="Rectangle 2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desc/>
        </draw:frame>
        <draw:frame draw:id="id6" presentation:style-name="a387" draw:name="Rectangle 3" svg:x="4.25in" svg:y="0in" svg:width="3.25in" svg:height="0.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page-thumbnail svg:x="1.25in" svg:y="0.75in" svg:width="5in" svg:height="3.75in" presentation:class="page" draw:id="id7" presentation:style-name="a388" draw:name="Rectangle 4">
          <svg:desc/>
        </draw:page-thumbnail>
        <draw:frame draw:id="id8" presentation:style-name="a403" draw:name="Rectangle 5" svg:x="1in" svg:y="4.75in" svg:width="5.5in" svg:height="4.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07" draw:name="Rectangle 6" svg:x="0in" svg:y="9.5in" svg:width="3.25in" svg:height="0.5in" presentation:class="footer" presentation:placeholder="false">
          <draw:text-box>
            <text:p text:style-name="a406" text:class-names="" text:cond-style-name=""><text:span text:style-name="a404" text:class-names="">UNCLASSIFIED</text:span><text:span text:style-name="a405" text:class-names=""/></text:p>
          </draw:text-box>
          <svg:desc/>
        </draw:frame>
        <draw:frame draw:id="id10" presentation:style-name="a410" draw:name="Rectangle 7" svg:x="4.25in" svg:y="9.5in" svg:width="3.25in" svg:height="0.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412">
      <draw:frame draw:id="id46" draw:layer="Master1-bg" draw:style-name="a413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47" presentation:style-name="a416" draw:name="Slide Number Placeholder 1" svg:x="7.16667in" svg:y="6.83333in" svg:width="2.07465in" svg:height="0.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desc/>
      </draw:frame>
      <draw:frame draw:id="id48" presentation:style-name="a420" draw:name="Footer Placeholder 2" svg:x="3.47222in" svg:y="6.94444in" svg:width="2.77778in" svg:height="0.27778in" presentation:class="footer" presentation:placeholder="false">
        <draw:text-box>
          <text:p text:style-name="a419" text:class-names="" text:cond-style-name=""><text:span text:style-name="a417" text:class-names="">UNCLASSIFIED</text:span><text:span text:style-name="a418" text:class-names=""/></text:p>
        </draw:text-box>
        <svg:desc/>
      </draw:frame>
      <presentation:notes style:page-layout-name="pageLayout2" draw:style-name="a450">
        <draw:frame draw:id="id5" presentation:style-name="a423" draw:name="Rectangle 2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desc/>
        </draw:frame>
        <draw:frame draw:id="id6" presentation:style-name="a426" draw:name="Rectangle 3" svg:x="4.25in" svg:y="0in" svg:width="3.25in" svg:height="0.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desc/>
        </draw:frame>
        <draw:page-thumbnail svg:x="1.25in" svg:y="0.75in" svg:width="5in" svg:height="3.75in" presentation:class="page" draw:id="id7" presentation:style-name="a427" draw:name="Rectangle 4">
          <svg:desc/>
        </draw:page-thumbnail>
        <draw:frame draw:id="id8" presentation:style-name="a442" draw:name="Rectangle 5" svg:x="1in" svg:y="4.75in" svg:width="5.5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46" draw:name="Rectangle 6" svg:x="0in" svg:y="9.5in" svg:width="3.25in" svg:height="0.5in" presentation:class="footer" presentation:placeholder="false">
          <draw:text-box>
            <text:p text:style-name="a445" text:class-names="" text:cond-style-name=""><text:span text:style-name="a443" text:class-names="">UNCLASSIFIED</text:span><text:span text:style-name="a444" text:class-names=""/></text:p>
          </draw:text-box>
          <svg:desc/>
        </draw:frame>
        <draw:frame draw:id="id10" presentation:style-name="a449" draw:name="Rectangle 7" svg:x="4.25in" svg:y="9.5in" svg:width="3.25in" svg:height="0.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451">
      <draw:frame draw:id="id49" draw:layer="Master1-bg" draw:style-name="a452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50" presentation:style-name="a456" draw:name="Title 1" svg:x="0.5in" svg:y="0.29861in" svg:width="3.28993in" svg:height="1.27083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desc/>
      </draw:frame>
      <draw:frame draw:id="id51" presentation:style-name="a472" draw:name="Content Placeholder 2" svg:x="3.90972in" svg:y="0.29861in" svg:width="5.59028in" svg:height="6.40104in" presentation:class="object" presentation:placeholder="false">
        <draw:text-box>
          <text:p text:style-name="a458" text:class-names="" text:cond-style-name=""><text:span text:style-name="a457" text:class-names="">Click to edit Master text styles</text:span></text:p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 le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hird le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list text:style-name="a471">
                            <text:list-item>
                              <text:p text:style-name="a470" text:class-names="" text:cond-style-name=""><text:span text:style-name="a468" text:class-names="">Fifth level</text:span><text:span text:style-name="a4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476" draw:name="Text Placeholder 3" svg:x="0.5in" svg:y="1.56944in" svg:width="3.28993in" svg:height="5.1302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desc/>
      </draw:frame>
      <draw:frame draw:id="id53" presentation:style-name="a479" draw:name="Slide Number Placeholder 4" svg:x="7.16667in" svg:y="6.83333in" svg:width="2.07465in" svg:height="0.5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desc/>
      </draw:frame>
      <draw:frame draw:id="id54" presentation:style-name="a483" draw:name="Footer Placeholder 5" svg:x="3.47222in" svg:y="6.94444in" svg:width="2.77778in" svg:height="0.27778in" presentation:class="footer" presentation:placeholder="false">
        <draw:text-box>
          <text:p text:style-name="a482" text:class-names="" text:cond-style-name=""><text:span text:style-name="a480" text:class-names="">UNCLASSIFIED</text:span><text:span text:style-name="a481" text:class-names=""/></text:p>
        </draw:text-box>
        <svg:desc/>
      </draw:frame>
      <presentation:notes style:page-layout-name="pageLayout2" draw:style-name="a513">
        <draw:frame draw:id="id5" presentation:style-name="a486" draw:name="Rectangle 2" svg:x="0in" svg:y="0in" svg:width="3.25in" svg:height="0.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desc/>
        </draw:frame>
        <draw:frame draw:id="id6" presentation:style-name="a489" draw:name="Rectangle 3" svg:x="4.25in" svg:y="0in" svg:width="3.25in" svg:height="0.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desc/>
        </draw:frame>
        <draw:page-thumbnail svg:x="1.25in" svg:y="0.75in" svg:width="5in" svg:height="3.75in" presentation:class="page" draw:id="id7" presentation:style-name="a490" draw:name="Rectangle 4">
          <svg:desc/>
        </draw:page-thumbnail>
        <draw:frame draw:id="id8" presentation:style-name="a505" draw:name="Rectangle 5" svg:x="1in" svg:y="4.75in" svg:width="5.5in" svg:height="4.5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9" draw:name="Rectangle 6" svg:x="0in" svg:y="9.5in" svg:width="3.25in" svg:height="0.5in" presentation:class="footer" presentation:placeholder="false">
          <draw:text-box>
            <text:p text:style-name="a508" text:class-names="" text:cond-style-name=""><text:span text:style-name="a506" text:class-names="">UNCLASSIFIED</text:span><text:span text:style-name="a507" text:class-names=""/></text:p>
          </draw:text-box>
          <svg:desc/>
        </draw:frame>
        <draw:frame draw:id="id10" presentation:style-name="a512" draw:name="Rectangle 7" svg:x="4.25in" svg:y="9.5in" svg:width="3.25in" svg:height="0.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514">
      <draw:frame draw:id="id55" draw:layer="Master1-bg" draw:style-name="a515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56" presentation:style-name="a519" draw:name="Title 1" svg:x="1.96007in" svg:y="5.25in" svg:width="6in" svg:height="0.61979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desc/>
      </draw:frame>
      <draw:frame draw:id="id57" presentation:style-name="a522" draw:name="Picture Placeholder 2" svg:x="1.96007in" svg:y="0.67014in" svg:width="6in" svg:height="4.5in" presentation:class="graphic" presentation:placeholder="false">
        <draw:text-box>
          <text:p text:style-name="a521" text:class-names="" text:cond-style-name=""><text:span text:style-name="a520" text:class-names=""/></text:p>
        </draw:text-box>
        <svg:desc/>
      </draw:frame>
      <draw:frame draw:id="id58" presentation:style-name="a526" draw:name="Text Placeholder 3" svg:x="1.96007in" svg:y="5.86979in" svg:width="6in" svg:height="0.88021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desc/>
      </draw:frame>
      <draw:frame draw:id="id59" presentation:style-name="a529" draw:name="Slide Number Placeholder 4" svg:x="7.16667in" svg:y="6.83333in" svg:width="2.07465in" svg:height="0.5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desc/>
      </draw:frame>
      <draw:frame draw:id="id60" presentation:style-name="a533" draw:name="Footer Placeholder 5" svg:x="3.47222in" svg:y="6.94444in" svg:width="2.77778in" svg:height="0.27778in" presentation:class="footer" presentation:placeholder="false">
        <draw:text-box>
          <text:p text:style-name="a532" text:class-names="" text:cond-style-name=""><text:span text:style-name="a530" text:class-names="">UNCLASSIFIED</text:span><text:span text:style-name="a531" text:class-names=""/></text:p>
        </draw:text-box>
        <svg:desc/>
      </draw:frame>
      <presentation:notes style:page-layout-name="pageLayout2" draw:style-name="a563">
        <draw:frame draw:id="id5" presentation:style-name="a536" draw:name="Rectangle 2" svg:x="0in" svg:y="0in" svg:width="3.25in" svg:height="0.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desc/>
        </draw:frame>
        <draw:frame draw:id="id6" presentation:style-name="a539" draw:name="Rectangle 3" svg:x="4.25in" svg:y="0in" svg:width="3.25in" svg:height="0.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desc/>
        </draw:frame>
        <draw:page-thumbnail svg:x="1.25in" svg:y="0.75in" svg:width="5in" svg:height="3.75in" presentation:class="page" draw:id="id7" presentation:style-name="a540" draw:name="Rectangle 4">
          <svg:desc/>
        </draw:page-thumbnail>
        <draw:frame draw:id="id8" presentation:style-name="a555" draw:name="Rectangle 5" svg:x="1in" svg:y="4.75in" svg:width="5.5in" svg:height="4.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59" draw:name="Rectangle 6" svg:x="0in" svg:y="9.5in" svg:width="3.25in" svg:height="0.5in" presentation:class="footer" presentation:placeholder="false">
          <draw:text-box>
            <text:p text:style-name="a558" text:class-names="" text:cond-style-name=""><text:span text:style-name="a556" text:class-names="">UNCLASSIFIED</text:span><text:span text:style-name="a557" text:class-names=""/></text:p>
          </draw:text-box>
          <svg:desc/>
        </draw:frame>
        <draw:frame draw:id="id10" presentation:style-name="a562" draw:name="Rectangle 7" svg:x="4.25in" svg:y="9.5in" svg:width="3.25in" svg:height="0.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564">
      <draw:frame draw:id="id61" draw:layer="Master1-bg" draw:style-name="a565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62" presentation:style-name="a569" draw:name="Title 1" svg:x="2.91667in" svg:y="0.63715in" svg:width="6.32465in" svg:height="1.02951in" presentation:class="title" presentation:placeholder="false">
        <draw:text-box>
          <text:p text:style-name="a568" text:class-names="" text:cond-style-name=""><text:span text:style-name="a566" text:class-names="">Click to edit Master title style</text:span><text:span text:style-name="a567" text:class-names=""/></text:p>
        </draw:text-box>
        <svg:desc/>
      </draw:frame>
      <draw:frame draw:id="id63" presentation:style-name="a586" draw:name="Vertical Text Placeholder 2" svg:x="1.04167in" svg:y="2.16667in" svg:width="8.19965in" svg:height="4.5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2" text:class-names="">Fifth level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589" draw:name="Slide Number Placeholder 3" svg:x="7.16667in" svg:y="6.83333in" svg:width="2.07465in" svg:height="0.5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desc/>
      </draw:frame>
      <draw:frame draw:id="id65" presentation:style-name="a593" draw:name="Footer Placeholder 4" svg:x="3.47222in" svg:y="6.94444in" svg:width="2.77778in" svg:height="0.27778in" presentation:class="footer" presentation:placeholder="false">
        <draw:text-box>
          <text:p text:style-name="a592" text:class-names="" text:cond-style-name=""><text:span text:style-name="a590" text:class-names="">UNCLASSIFIED</text:span><text:span text:style-name="a591" text:class-names=""/></text:p>
        </draw:text-box>
        <svg:desc/>
      </draw:frame>
      <presentation:notes style:page-layout-name="pageLayout2" draw:style-name="a623">
        <draw:frame draw:id="id5" presentation:style-name="a596" draw:name="Rectangle 2" svg:x="0in" svg:y="0in" svg:width="3.25in" svg:height="0.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desc/>
        </draw:frame>
        <draw:frame draw:id="id6" presentation:style-name="a599" draw:name="Rectangle 3" svg:x="4.25in" svg:y="0in" svg:width="3.25in" svg:height="0.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desc/>
        </draw:frame>
        <draw:page-thumbnail svg:x="1.25in" svg:y="0.75in" svg:width="5in" svg:height="3.75in" presentation:class="page" draw:id="id7" presentation:style-name="a600" draw:name="Rectangle 4">
          <svg:desc/>
        </draw:page-thumbnail>
        <draw:frame draw:id="id8" presentation:style-name="a615" draw:name="Rectangle 5" svg:x="1in" svg:y="4.75in" svg:width="5.5in" svg:height="4.5in" presentation:class="notes" presentation:placeholder="false">
          <draw:text-box>
            <text:p text:style-name="a602" text:class-names="" text:cond-style-name=""><text:span text:style-name="a601" text:class-names="">Click to edit Master text styles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 level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9" draw:name="Rectangle 6" svg:x="0in" svg:y="9.5in" svg:width="3.25in" svg:height="0.5in" presentation:class="footer" presentation:placeholder="false">
          <draw:text-box>
            <text:p text:style-name="a618" text:class-names="" text:cond-style-name=""><text:span text:style-name="a616" text:class-names="">UNCLASSIFIED</text:span><text:span text:style-name="a617" text:class-names=""/></text:p>
          </draw:text-box>
          <svg:desc/>
        </draw:frame>
        <draw:frame draw:id="id10" presentation:style-name="a622" draw:name="Rectangle 7" svg:x="4.25in" svg:y="9.5in" svg:width="3.25in" svg:height="0.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624">
      <draw:frame draw:id="id66" draw:layer="Master1-bg" draw:style-name="a625" draw:name="Picture 11" svg:x="0.11806in" svg:y="0.12674in" svg:width="2.20486in" svg:height="1.22917in" style:rel-width="scale" style:rel-height="scale">
        <draw:image xlink:href="media/image1.png" xlink:type="simple" xlink:show="embed" xlink:actuate="onLoad"/>
        <svg:desc>DCLG_CMYK_AW</svg:desc>
      </draw:frame>
      <draw:frame draw:id="id67" presentation:style-name="a629" draw:name="Vertical Title 1" svg:x="7.19271in" svg:y="0.63715in" svg:width="2.04861in" svg:height="6.02951in" presentation:class="title" presentation:placeholder="false">
        <draw:text-box>
          <text:p text:style-name="a628" text:class-names="" text:cond-style-name=""><text:span text:style-name="a626" text:class-names="">Click to edit Master title style</text:span><text:span text:style-name="a627" text:class-names=""/></text:p>
        </draw:text-box>
        <svg:desc/>
      </draw:frame>
      <draw:frame draw:id="id68" presentation:style-name="a646" draw:name="Vertical Text Placeholder 2" svg:x="1.04167in" svg:y="0.63715in" svg:width="5.98438in" svg:height="6.02951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2" text:class-names="">Fifth level</text:span><text:span text:style-name="a6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9" presentation:style-name="a649" draw:name="Slide Number Placeholder 3" svg:x="7.16667in" svg:y="6.83333in" svg:width="2.07465in" svg:height="0.5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desc/>
      </draw:frame>
      <draw:frame draw:id="id70" presentation:style-name="a653" draw:name="Footer Placeholder 4" svg:x="3.47222in" svg:y="6.94444in" svg:width="2.77778in" svg:height="0.27778in" presentation:class="footer" presentation:placeholder="false">
        <draw:text-box>
          <text:p text:style-name="a652" text:class-names="" text:cond-style-name=""><text:span text:style-name="a650" text:class-names="">UNCLASSIFIED</text:span><text:span text:style-name="a651" text:class-names=""/></text:p>
        </draw:text-box>
        <svg:desc/>
      </draw:frame>
      <presentation:notes style:page-layout-name="pageLayout2" draw:style-name="a683">
        <draw:frame draw:id="id5" presentation:style-name="a656" draw:name="Rectangle 2" svg:x="0in" svg:y="0in" svg:width="3.25in" svg:height="0.5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desc/>
        </draw:frame>
        <draw:frame draw:id="id6" presentation:style-name="a659" draw:name="Rectangle 3" svg:x="4.25in" svg:y="0in" svg:width="3.25in" svg:height="0.5in" presentation:class="date-time" presentation:placeholder="false">
          <draw:text-box>
            <text:p text:style-name="a658" text:class-names="" text:cond-style-name=""><text:span text:style-name="a657" text:class-names=""/></text:p>
          </draw:text-box>
          <svg:desc/>
        </draw:frame>
        <draw:page-thumbnail svg:x="1.25in" svg:y="0.75in" svg:width="5in" svg:height="3.75in" presentation:class="page" draw:id="id7" presentation:style-name="a660" draw:name="Rectangle 4">
          <svg:desc/>
        </draw:page-thumbnail>
        <draw:frame draw:id="id8" presentation:style-name="a675" draw:name="Rectangle 5" svg:x="1in" svg:y="4.75in" svg:width="5.5in" svg:height="4.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79" draw:name="Rectangle 6" svg:x="0in" svg:y="9.5in" svg:width="3.25in" svg:height="0.5in" presentation:class="footer" presentation:placeholder="false">
          <draw:text-box>
            <text:p text:style-name="a678" text:class-names="" text:cond-style-name=""><text:span text:style-name="a676" text:class-names="">UNCLASSIFIED</text:span><text:span text:style-name="a677" text:class-names=""/></text:p>
          </draw:text-box>
          <svg:desc/>
        </draw:frame>
        <draw:frame draw:id="id10" presentation:style-name="a682" draw:name="Rectangle 7" svg:x="4.25in" svg:y="9.5in" svg:width="3.25in" svg:height="0.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684">
      <draw:frame draw:id="id71" presentation:style-name="a687" draw:name="Rectangle 1026" svg:x="0in" svg:y="0in" svg:width="3.25in" svg:height="0.5in" presentation:class="header" presentation:placeholder="false">
        <draw:text-box>
          <text:p text:style-name="a686" text:class-names="" text:cond-style-name=""><text:span text:style-name="a685" text:class-names=""/></text:p>
        </draw:text-box>
        <svg:desc/>
      </draw:frame>
      <draw:frame draw:id="id72" presentation:style-name="a690" draw:name="Rectangle 1027" svg:x="4.25in" svg:y="0in" svg:width="3.25in" svg:height="0.5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73" presentation:style-name="a694" draw:name="Rectangle 1028" svg:x="0in" svg:y="9.5in" svg:width="3.25in" svg:height="0.5in" presentation:class="footer" presentation:placeholder="false">
        <draw:text-box>
          <text:p text:style-name="a693" text:class-names="" text:cond-style-name=""><text:span text:style-name="a691" text:class-names="">UNCLASSIFIED</text:span><text:span text:style-name="a692" text:class-names=""/></text:p>
        </draw:text-box>
        <svg:desc/>
      </draw:frame>
      <draw:frame draw:id="id74" presentation:style-name="a697" draw:name="Rectangle 1029" svg:x="4.25in" svg:y="9.5in" svg:width="3.25in" svg:height="0.5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ransparency Code consultation</dc:title>
    <dc:description>Templates by Operandi Limited</dc:description>
    <meta:initial-creator>CCLARK</meta:initial-creator>
    <dc:creator>Hazel Lee</dc:creator>
    <meta:creation-date>2012-11-23T14:17:55Z</meta:creation-date>
    <dc:date>2013-06-06T11:04:33Z</dc:date>
    <meta:template xlink:href="DCLG_Powerpoint%20template" xlink:type="simple"/>
    <meta:editing-cycles>13</meta:editing-cycles>
    <meta:editing-duration>PT19221S</meta:editing-duration>
    <meta:user-defined meta:name="docIndexRef">e2dec167-320f-4fc9-84f3-1a709430f57a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document-statistic meta:paragraph-count="70" meta:word-count="320"/>
  </office:meta>
</office:document-meta>
</file>